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settings.xml"/>
  <manifest:file-entry manifest:media-type="application/vnd.oasis.opendocument.spreadshee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settings.xml"/>
  <manifest:file-entry manifest:media-type="application/vnd.oasis.opendocument.spreadshee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settings.xml"/>
  <manifest:file-entry manifest:media-type="application/vnd.oasis.opendocument.spreadshee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settings.xml"/>
  <manifest:file-entry manifest:media-type="application/vnd.oasis.opendocument.spreadshee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settings.xml"/>
  <manifest:file-entry manifest:media-type="application/vnd.oasis.opendocument.spreadshee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vnd.oasis.opendocument.spreadshee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settings.xml"/>
  <manifest:file-entry manifest:media-type="application/vnd.oasis.opendocument.spreadshee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settings.xml"/>
  <manifest:file-entry manifest:media-type="application/vnd.oasis.opendocument.spreadshee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settings.xml"/>
  <manifest:file-entry manifest:media-type="application/vnd.oasis.opendocument.spreadsheet" manifest:full-path="Object 49/"/>
  <manifest:file-entry manifest:media-type="application/binary" manifest:full-path="layout-cache"/>
  <manifest:file-entry manifest:media-type="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" manifest:full-path="ObjectReplacements/Object 10"/>
  <manifest:file-entry manifest:media-type="" manifest:full-path="ObjectReplacements/Object 68"/>
  <manifest:file-entry manifest:media-type="" manifest:full-path="ObjectReplacements/Object 11"/>
  <manifest:file-entry manifest:media-type="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70"/>
  <manifest:file-entry manifest:media-type="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settings.xml"/>
  <manifest:file-entry manifest:media-type="application/vnd.oasis.opendocument.spreadshee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settings.xml"/>
  <manifest:file-entry manifest:media-type="application/vnd.oasis.opendocument.spreadsheet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settings.xml"/>
  <manifest:file-entry manifest:media-type="application/vnd.oasis.opendocument.spreadsheet" manifest:full-path="Object 5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vnd.oasis.opendocument.spreadshee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vnd.oasis.opendocument.spreadsheet" manifest:full-path="Object 54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full-path="Object 55/"/>
  <manifest:file-entry manifest:media-type="text/xml" manifest:full-path="Object 56/content.xml"/>
  <manifest:file-entry manifest:media-type="text/xml" manifest:full-path="Object 56/styles.xml"/>
  <manifest:file-entry manifest:media-type="text/xml" manifest:full-path="Object 56/settings.xml"/>
  <manifest:file-entry manifest:media-type="application/vnd.oasis.opendocument.spreadsheet" manifest:full-path="Object 56/"/>
  <manifest:file-entry manifest:media-type="text/xml" manifest:full-path="Object 57/content.xml"/>
  <manifest:file-entry manifest:media-type="text/xml" manifest:full-path="Object 57/styles.xml"/>
  <manifest:file-entry manifest:media-type="text/xml" manifest:full-path="Object 57/settings.xml"/>
  <manifest:file-entry manifest:media-type="application/vnd.oasis.opendocument.spreadsheet" manifest:full-path="Object 57/"/>
  <manifest:file-entry manifest:media-type="text/xml" manifest:full-path="Object 58/content.xml"/>
  <manifest:file-entry manifest:media-type="text/xml" manifest:full-path="Object 58/styles.xml"/>
  <manifest:file-entry manifest:media-type="text/xml" manifest:full-path="Object 58/settings.xml"/>
  <manifest:file-entry manifest:media-type="application/vnd.oasis.opendocument.spreadsheet" manifest:full-path="Object 58/"/>
  <manifest:file-entry manifest:media-type="text/xml" manifest:full-path="Object 59/content.xml"/>
  <manifest:file-entry manifest:media-type="text/xml" manifest:full-path="Object 59/styles.xml"/>
  <manifest:file-entry manifest:media-type="text/xml" manifest:full-path="Object 59/settings.xml"/>
  <manifest:file-entry manifest:media-type="application/vnd.oasis.opendocument.spreadsheet" manifest:full-path="Object 59/"/>
  <manifest:file-entry manifest:media-type="text/xml" manifest:full-path="Object 60/content.xml"/>
  <manifest:file-entry manifest:media-type="text/xml" manifest:full-path="Object 60/styles.xml"/>
  <manifest:file-entry manifest:media-type="text/xml" manifest:full-path="Object 60/settings.xml"/>
  <manifest:file-entry manifest:media-type="application/vnd.oasis.opendocument.spreadsheet" manifest:full-path="Object 60/"/>
  <manifest:file-entry manifest:media-type="text/xml" manifest:full-path="Object 61/content.xml"/>
  <manifest:file-entry manifest:media-type="text/xml" manifest:full-path="Object 61/styles.xml"/>
  <manifest:file-entry manifest:media-type="text/xml" manifest:full-path="Object 61/settings.xml"/>
  <manifest:file-entry manifest:media-type="application/vnd.oasis.opendocument.spreadsheet" manifest:full-path="Object 61/"/>
  <manifest:file-entry manifest:media-type="text/xml" manifest:full-path="Object 62/content.xml"/>
  <manifest:file-entry manifest:media-type="text/xml" manifest:full-path="Object 62/styles.xml"/>
  <manifest:file-entry manifest:media-type="text/xml" manifest:full-path="Object 62/settings.xml"/>
  <manifest:file-entry manifest:media-type="application/vnd.oasis.opendocument.spreadsheet" manifest:full-path="Object 62/"/>
  <manifest:file-entry manifest:media-type="text/xml" manifest:full-path="Object 63/content.xml"/>
  <manifest:file-entry manifest:media-type="text/xml" manifest:full-path="Object 63/styles.xml"/>
  <manifest:file-entry manifest:media-type="text/xml" manifest:full-path="Object 63/settings.xml"/>
  <manifest:file-entry manifest:media-type="application/vnd.oasis.opendocument.spreadsheet" manifest:full-path="Object 63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settings.xml"/>
  <manifest:file-entry manifest:media-type="application/vnd.oasis.opendocument.spreadsheet" manifest:full-path="Object 64/"/>
  <manifest:file-entry manifest:media-type="text/xml" manifest:full-path="Object 65/content.xml"/>
  <manifest:file-entry manifest:media-type="text/xml" manifest:full-path="Object 65/styles.xml"/>
  <manifest:file-entry manifest:media-type="text/xml" manifest:full-path="Object 65/settings.xml"/>
  <manifest:file-entry manifest:media-type="application/vnd.oasis.opendocument.spreadsheet" manifest:full-path="Object 65/"/>
  <manifest:file-entry manifest:media-type="text/xml" manifest:full-path="Object 66/content.xml"/>
  <manifest:file-entry manifest:media-type="text/xml" manifest:full-path="Object 66/styles.xml"/>
  <manifest:file-entry manifest:media-type="text/xml" manifest:full-path="Object 66/settings.xml"/>
  <manifest:file-entry manifest:media-type="application/vnd.oasis.opendocument.spreadsheet" manifest:full-path="Object 66/"/>
  <manifest:file-entry manifest:media-type="text/xml" manifest:full-path="Object 67/content.xml"/>
  <manifest:file-entry manifest:media-type="text/xml" manifest:full-path="Object 67/styles.xml"/>
  <manifest:file-entry manifest:media-type="text/xml" manifest:full-path="Object 67/settings.xml"/>
  <manifest:file-entry manifest:media-type="application/vnd.oasis.opendocument.spreadsheet" manifest:full-path="Object 67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68/content.xml"/>
  <manifest:file-entry manifest:media-type="text/xml" manifest:full-path="Object 68/styles.xml"/>
  <manifest:file-entry manifest:media-type="text/xml" manifest:full-path="Object 68/settings.xml"/>
  <manifest:file-entry manifest:media-type="application/vnd.oasis.opendocument.spreadsheet" manifest:full-path="Object 68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69/content.xml"/>
  <manifest:file-entry manifest:media-type="text/xml" manifest:full-path="Object 69/styles.xml"/>
  <manifest:file-entry manifest:media-type="text/xml" manifest:full-path="Object 69/settings.xml"/>
  <manifest:file-entry manifest:media-type="application/vnd.oasis.opendocument.spreadsheet" manifest:full-path="Object 69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spreadshee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settings.xml"/>
  <manifest:file-entry manifest:media-type="application/vnd.oasis.opendocument.spreadsheet" manifest:full-path="Object 19/"/>
  <manifest:file-entry manifest:media-type="text/xml" manifest:full-path="Object 70/content.xml"/>
  <manifest:file-entry manifest:media-type="text/xml" manifest:full-path="Object 70/styles.xml"/>
  <manifest:file-entry manifest:media-type="text/xml" manifest:full-path="Object 70/settings.xml"/>
  <manifest:file-entry manifest:media-type="application/vnd.oasis.opendocument.spreadsheet" manifest:full-path="Object 70/"/>
  <manifest:file-entry manifest:media-type="text/xml" manifest:full-path="Object 71/content.xml"/>
  <manifest:file-entry manifest:media-type="text/xml" manifest:full-path="Object 71/styles.xml"/>
  <manifest:file-entry manifest:media-type="text/xml" manifest:full-path="Object 71/settings.xml"/>
  <manifest:file-entry manifest:media-type="application/vnd.oasis.opendocument.spreadsheet" manifest:full-path="Object 71/"/>
  <manifest:file-entry manifest:media-type="text/xml" manifest:full-path="Object 72/content.xml"/>
  <manifest:file-entry manifest:media-type="text/xml" manifest:full-path="Object 72/styles.xml"/>
  <manifest:file-entry manifest:media-type="text/xml" manifest:full-path="Object 72/settings.xml"/>
  <manifest:file-entry manifest:media-type="application/vnd.oasis.opendocument.spreadsheet" manifest:full-path="Object 72/"/>
  <manifest:file-entry manifest:media-type="text/xml" manifest:full-path="Object 73/content.xml"/>
  <manifest:file-entry manifest:media-type="text/xml" manifest:full-path="Object 73/styles.xml"/>
  <manifest:file-entry manifest:media-type="text/xml" manifest:full-path="Object 73/settings.xml"/>
  <manifest:file-entry manifest:media-type="application/vnd.oasis.opendocument.spreadsheet" manifest:full-path="Object 73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settings.xml"/>
  <manifest:file-entry manifest:media-type="application/vnd.oasis.opendocument.spreadshee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vnd.oasis.opendocument.spreadshee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settings.xml"/>
  <manifest:file-entry manifest:media-type="application/vnd.oasis.opendocument.spreadshee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vnd.oasis.opendocument.spreadshee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settings.xml"/>
  <manifest:file-entry manifest:media-type="application/vnd.oasis.opendocument.spreadshee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application/vnd.oasis.opendocument.spreadshee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settings.xml"/>
  <manifest:file-entry manifest:media-type="application/vnd.oasis.opendocument.spreadshee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settings.xml"/>
  <manifest:file-entry manifest:media-type="application/vnd.oasis.opendocument.spreadshee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settings.xml"/>
  <manifest:file-entry manifest:media-type="application/vnd.oasis.opendocument.spreadshee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settings.xml"/>
  <manifest:file-entry manifest:media-type="application/vnd.oasis.opendocument.spreadshee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settings.xml"/>
  <manifest:file-entry manifest:media-type="application/vnd.oasis.opendocument.spreadshee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settings.xml"/>
  <manifest:file-entry manifest:media-type="application/vnd.oasis.opendocument.spreadshee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settings.xml"/>
  <manifest:file-entry manifest:media-type="application/vnd.oasis.opendocument.spreadshee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settings.xml"/>
  <manifest:file-entry manifest:media-type="application/vnd.oasis.opendocument.spreadshee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settings.xml"/>
  <manifest:file-entry manifest:media-type="application/vnd.oasis.opendocument.spreadshee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3" style:family="table">
      <style:table-properties style:width="16.563cm" table:align="left"/>
    </style:style>
    <style:style style:name="Tableau73.A" style:family="table-column">
      <style:table-column-properties style:column-width="6.906cm"/>
    </style:style>
    <style:style style:name="Tableau73.B" style:family="table-column">
      <style:table-column-properties style:column-width="5.239cm"/>
    </style:style>
    <style:style style:name="Tableau73.C" style:family="table-column">
      <style:table-column-properties style:column-width="4.419cm"/>
    </style:style>
    <style:style style:name="Tableau73.1" style:family="table-row">
      <style:table-row-properties style:min-row-height="0.529cm"/>
    </style:style>
    <style:style style:name="Tableau73.A1" style:family="table-cell">
      <style:table-cell-properties style:vertical-align="middle"/>
    </style:style>
    <style:style style:name="Tableau72" style:family="table">
      <style:table-properties style:width="16.563cm" table:align="left"/>
    </style:style>
    <style:style style:name="Tableau72.A" style:family="table-column">
      <style:table-column-properties style:column-width="6.906cm"/>
    </style:style>
    <style:style style:name="Tableau72.B" style:family="table-column">
      <style:table-column-properties style:column-width="5.239cm"/>
    </style:style>
    <style:style style:name="Tableau72.C" style:family="table-column">
      <style:table-column-properties style:column-width="4.419cm"/>
    </style:style>
    <style:style style:name="Tableau72.1" style:family="table-row">
      <style:table-row-properties style:min-row-height="0.529cm"/>
    </style:style>
    <style:style style:name="Tableau72.A1" style:family="table-cell">
      <style:table-cell-properties style:vertical-align="middle"/>
    </style:style>
    <style:style style:name="Tableau71" style:family="table">
      <style:table-properties style:width="16.563cm" table:align="left"/>
    </style:style>
    <style:style style:name="Tableau71.A" style:family="table-column">
      <style:table-column-properties style:column-width="6.906cm"/>
    </style:style>
    <style:style style:name="Tableau71.B" style:family="table-column">
      <style:table-column-properties style:column-width="5.239cm"/>
    </style:style>
    <style:style style:name="Tableau71.C" style:family="table-column">
      <style:table-column-properties style:column-width="4.419cm"/>
    </style:style>
    <style:style style:name="Tableau71.1" style:family="table-row">
      <style:table-row-properties style:min-row-height="0.529cm"/>
    </style:style>
    <style:style style:name="Tableau71.A1" style:family="table-cell">
      <style:table-cell-properties style:vertical-align="middle"/>
    </style:style>
    <style:style style:name="Tableau70" style:family="table">
      <style:table-properties style:width="16.563cm" table:align="left"/>
    </style:style>
    <style:style style:name="Tableau70.A" style:family="table-column">
      <style:table-column-properties style:column-width="6.906cm"/>
    </style:style>
    <style:style style:name="Tableau70.B" style:family="table-column">
      <style:table-column-properties style:column-width="5.239cm"/>
    </style:style>
    <style:style style:name="Tableau70.C" style:family="table-column">
      <style:table-column-properties style:column-width="4.419cm"/>
    </style:style>
    <style:style style:name="Tableau70.1" style:family="table-row">
      <style:table-row-properties style:min-row-height="0.529cm"/>
    </style:style>
    <style:style style:name="Tableau70.A1" style:family="table-cell">
      <style:table-cell-properties style:vertical-align="middle"/>
    </style:style>
    <style:style style:name="Tableau69" style:family="table">
      <style:table-properties style:width="16.563cm" table:align="left"/>
    </style:style>
    <style:style style:name="Tableau69.A" style:family="table-column">
      <style:table-column-properties style:column-width="6.906cm"/>
    </style:style>
    <style:style style:name="Tableau69.B" style:family="table-column">
      <style:table-column-properties style:column-width="5.239cm"/>
    </style:style>
    <style:style style:name="Tableau69.C" style:family="table-column">
      <style:table-column-properties style:column-width="4.419cm"/>
    </style:style>
    <style:style style:name="Tableau69.1" style:family="table-row">
      <style:table-row-properties style:min-row-height="0.529cm"/>
    </style:style>
    <style:style style:name="Tableau69.A1" style:family="table-cell">
      <style:table-cell-properties style:vertical-align="middle"/>
    </style:style>
    <style:style style:name="Tableau48" style:family="table">
      <style:table-properties style:width="16.563cm" table:align="left"/>
    </style:style>
    <style:style style:name="Tableau48.A" style:family="table-column">
      <style:table-column-properties style:column-width="6.906cm"/>
    </style:style>
    <style:style style:name="Tableau48.B" style:family="table-column">
      <style:table-column-properties style:column-width="5.239cm"/>
    </style:style>
    <style:style style:name="Tableau48.C" style:family="table-column">
      <style:table-column-properties style:column-width="4.419cm"/>
    </style:style>
    <style:style style:name="Tableau48.1" style:family="table-row">
      <style:table-row-properties style:min-row-height="0.529cm"/>
    </style:style>
    <style:style style:name="Tableau48.A1" style:family="table-cell">
      <style:table-cell-properties style:vertical-align="middle"/>
    </style:style>
    <style:style style:name="Tableau68" style:family="table">
      <style:table-properties style:width="16.563cm" table:align="left"/>
    </style:style>
    <style:style style:name="Tableau68.A" style:family="table-column">
      <style:table-column-properties style:column-width="6.906cm"/>
    </style:style>
    <style:style style:name="Tableau68.B" style:family="table-column">
      <style:table-column-properties style:column-width="5.239cm"/>
    </style:style>
    <style:style style:name="Tableau68.C" style:family="table-column">
      <style:table-column-properties style:column-width="4.419cm"/>
    </style:style>
    <style:style style:name="Tableau68.1" style:family="table-row">
      <style:table-row-properties style:min-row-height="0.529cm"/>
    </style:style>
    <style:style style:name="Tableau68.A1" style:family="table-cell">
      <style:table-cell-properties style:vertical-align="middle"/>
    </style:style>
    <style:style style:name="Tableau67" style:family="table">
      <style:table-properties style:width="16.563cm" table:align="left"/>
    </style:style>
    <style:style style:name="Tableau67.A" style:family="table-column">
      <style:table-column-properties style:column-width="6.906cm"/>
    </style:style>
    <style:style style:name="Tableau67.B" style:family="table-column">
      <style:table-column-properties style:column-width="5.239cm"/>
    </style:style>
    <style:style style:name="Tableau67.C" style:family="table-column">
      <style:table-column-properties style:column-width="4.419cm"/>
    </style:style>
    <style:style style:name="Tableau67.1" style:family="table-row">
      <style:table-row-properties style:min-row-height="0.529cm"/>
    </style:style>
    <style:style style:name="Tableau67.A1" style:family="table-cell">
      <style:table-cell-properties style:vertical-align="middle"/>
    </style:style>
    <style:style style:name="Tableau49" style:family="table">
      <style:table-properties style:width="16.563cm" table:align="left"/>
    </style:style>
    <style:style style:name="Tableau49.A" style:family="table-column">
      <style:table-column-properties style:column-width="6.906cm"/>
    </style:style>
    <style:style style:name="Tableau49.B" style:family="table-column">
      <style:table-column-properties style:column-width="5.239cm"/>
    </style:style>
    <style:style style:name="Tableau49.C" style:family="table-column">
      <style:table-column-properties style:column-width="4.419cm"/>
    </style:style>
    <style:style style:name="Tableau49.1" style:family="table-row">
      <style:table-row-properties style:min-row-height="0.529cm"/>
    </style:style>
    <style:style style:name="Tableau49.A1" style:family="table-cell">
      <style:table-cell-properties style:vertical-align="middle"/>
    </style:style>
    <style:style style:name="Tableau66" style:family="table">
      <style:table-properties style:width="16.563cm" table:align="left"/>
    </style:style>
    <style:style style:name="Tableau66.A" style:family="table-column">
      <style:table-column-properties style:column-width="6.906cm"/>
    </style:style>
    <style:style style:name="Tableau66.B" style:family="table-column">
      <style:table-column-properties style:column-width="5.239cm"/>
    </style:style>
    <style:style style:name="Tableau66.C" style:family="table-column">
      <style:table-column-properties style:column-width="4.419cm"/>
    </style:style>
    <style:style style:name="Tableau66.1" style:family="table-row">
      <style:table-row-properties style:min-row-height="0.529cm"/>
    </style:style>
    <style:style style:name="Tableau66.A1" style:family="table-cell">
      <style:table-cell-properties style:vertical-align="middle"/>
    </style:style>
    <style:style style:name="Tableau50" style:family="table">
      <style:table-properties style:width="16.563cm" table:align="left"/>
    </style:style>
    <style:style style:name="Tableau50.A" style:family="table-column">
      <style:table-column-properties style:column-width="6.906cm"/>
    </style:style>
    <style:style style:name="Tableau50.B" style:family="table-column">
      <style:table-column-properties style:column-width="5.239cm"/>
    </style:style>
    <style:style style:name="Tableau50.C" style:family="table-column">
      <style:table-column-properties style:column-width="4.419cm"/>
    </style:style>
    <style:style style:name="Tableau50.1" style:family="table-row">
      <style:table-row-properties style:min-row-height="0.529cm"/>
    </style:style>
    <style:style style:name="Tableau50.A1" style:family="table-cell">
      <style:table-cell-properties style:vertical-align="middle"/>
    </style:style>
    <style:style style:name="Tableau65" style:family="table">
      <style:table-properties style:width="12.144cm" table:align="left"/>
    </style:style>
    <style:style style:name="Tableau65.A" style:family="table-column">
      <style:table-column-properties style:column-width="6.906cm"/>
    </style:style>
    <style:style style:name="Tableau65.B" style:family="table-column">
      <style:table-column-properties style:column-width="5.239cm"/>
    </style:style>
    <style:style style:name="Tableau65.1" style:family="table-row">
      <style:table-row-properties style:min-row-height="0.529cm"/>
    </style:style>
    <style:style style:name="Tableau65.A1" style:family="table-cell">
      <style:table-cell-properties style:vertical-align="middle"/>
    </style:style>
    <style:style style:name="Tableau64" style:family="table">
      <style:table-properties style:width="12.144cm" table:align="left"/>
    </style:style>
    <style:style style:name="Tableau64.A" style:family="table-column">
      <style:table-column-properties style:column-width="6.906cm"/>
    </style:style>
    <style:style style:name="Tableau64.B" style:family="table-column">
      <style:table-column-properties style:column-width="5.239cm"/>
    </style:style>
    <style:style style:name="Tableau64.1" style:family="table-row">
      <style:table-row-properties style:min-row-height="0.529cm"/>
    </style:style>
    <style:style style:name="Tableau64.A1" style:family="table-cell">
      <style:table-cell-properties style:vertical-align="middle"/>
    </style:style>
    <style:style style:name="Tableau51" style:family="table">
      <style:table-properties style:width="12.144cm" table:align="left"/>
    </style:style>
    <style:style style:name="Tableau51.A" style:family="table-column">
      <style:table-column-properties style:column-width="6.906cm"/>
    </style:style>
    <style:style style:name="Tableau51.B" style:family="table-column">
      <style:table-column-properties style:column-width="5.239cm"/>
    </style:style>
    <style:style style:name="Tableau51.1" style:family="table-row">
      <style:table-row-properties style:min-row-height="0.529cm"/>
    </style:style>
    <style:style style:name="Tableau51.A1" style:family="table-cell">
      <style:table-cell-properties style:vertical-align="middle"/>
    </style:style>
    <style:style style:name="Tableau63" style:family="table">
      <style:table-properties style:width="16.563cm" table:align="left"/>
    </style:style>
    <style:style style:name="Tableau63.A" style:family="table-column">
      <style:table-column-properties style:column-width="6.906cm"/>
    </style:style>
    <style:style style:name="Tableau63.B" style:family="table-column">
      <style:table-column-properties style:column-width="5.239cm"/>
    </style:style>
    <style:style style:name="Tableau63.C" style:family="table-column">
      <style:table-column-properties style:column-width="4.419cm"/>
    </style:style>
    <style:style style:name="Tableau63.1" style:family="table-row">
      <style:table-row-properties style:min-row-height="0.529cm"/>
    </style:style>
    <style:style style:name="Tableau63.A1" style:family="table-cell">
      <style:table-cell-properties style:vertical-align="middle"/>
    </style:style>
    <style:style style:name="Tableau62" style:family="table">
      <style:table-properties style:width="16.563cm" table:align="left"/>
    </style:style>
    <style:style style:name="Tableau62.A" style:family="table-column">
      <style:table-column-properties style:column-width="6.906cm"/>
    </style:style>
    <style:style style:name="Tableau62.B" style:family="table-column">
      <style:table-column-properties style:column-width="5.239cm"/>
    </style:style>
    <style:style style:name="Tableau62.C" style:family="table-column">
      <style:table-column-properties style:column-width="4.419cm"/>
    </style:style>
    <style:style style:name="Tableau62.1" style:family="table-row">
      <style:table-row-properties style:min-row-height="0.529cm"/>
    </style:style>
    <style:style style:name="Tableau62.A1" style:family="table-cell">
      <style:table-cell-properties style:vertical-align="middle"/>
    </style:style>
    <style:style style:name="Tableau61" style:family="table">
      <style:table-properties style:width="16.563cm" table:align="left"/>
    </style:style>
    <style:style style:name="Tableau61.A" style:family="table-column">
      <style:table-column-properties style:column-width="6.906cm"/>
    </style:style>
    <style:style style:name="Tableau61.B" style:family="table-column">
      <style:table-column-properties style:column-width="5.239cm"/>
    </style:style>
    <style:style style:name="Tableau61.C" style:family="table-column">
      <style:table-column-properties style:column-width="4.419cm"/>
    </style:style>
    <style:style style:name="Tableau61.1" style:family="table-row">
      <style:table-row-properties style:min-row-height="0.529cm"/>
    </style:style>
    <style:style style:name="Tableau61.A1" style:family="table-cell">
      <style:table-cell-properties style:vertical-align="middle"/>
    </style:style>
    <style:style style:name="Tableau52" style:family="table">
      <style:table-properties style:width="16.563cm" table:align="left"/>
    </style:style>
    <style:style style:name="Tableau52.A" style:family="table-column">
      <style:table-column-properties style:column-width="6.906cm"/>
    </style:style>
    <style:style style:name="Tableau52.B" style:family="table-column">
      <style:table-column-properties style:column-width="5.239cm"/>
    </style:style>
    <style:style style:name="Tableau52.C" style:family="table-column">
      <style:table-column-properties style:column-width="4.419cm"/>
    </style:style>
    <style:style style:name="Tableau52.1" style:family="table-row">
      <style:table-row-properties style:min-row-height="0.529cm"/>
    </style:style>
    <style:style style:name="Tableau52.A1" style:family="table-cell">
      <style:table-cell-properties style:vertical-align="middle"/>
    </style:style>
    <style:style style:name="Tableau60" style:family="table">
      <style:table-properties style:width="16.563cm" table:align="left"/>
    </style:style>
    <style:style style:name="Tableau60.A" style:family="table-column">
      <style:table-column-properties style:column-width="6.906cm"/>
    </style:style>
    <style:style style:name="Tableau60.B" style:family="table-column">
      <style:table-column-properties style:column-width="5.239cm"/>
    </style:style>
    <style:style style:name="Tableau60.C" style:family="table-column">
      <style:table-column-properties style:column-width="4.419cm"/>
    </style:style>
    <style:style style:name="Tableau60.1" style:family="table-row">
      <style:table-row-properties style:min-row-height="0.529cm"/>
    </style:style>
    <style:style style:name="Tableau60.A1" style:family="table-cell">
      <style:table-cell-properties style:vertical-align="middle"/>
    </style:style>
    <style:style style:name="Tableau53" style:family="table">
      <style:table-properties style:width="16.563cm" table:align="left"/>
    </style:style>
    <style:style style:name="Tableau53.A" style:family="table-column">
      <style:table-column-properties style:column-width="6.906cm"/>
    </style:style>
    <style:style style:name="Tableau53.B" style:family="table-column">
      <style:table-column-properties style:column-width="5.239cm"/>
    </style:style>
    <style:style style:name="Tableau53.C" style:family="table-column">
      <style:table-column-properties style:column-width="4.419cm"/>
    </style:style>
    <style:style style:name="Tableau53.1" style:family="table-row">
      <style:table-row-properties style:min-row-height="0.529cm"/>
    </style:style>
    <style:style style:name="Tableau53.A1" style:family="table-cell">
      <style:table-cell-properties style:vertical-align="middle"/>
    </style:style>
    <style:style style:name="Tableau59" style:family="table">
      <style:table-properties style:width="16.563cm" table:align="left"/>
    </style:style>
    <style:style style:name="Tableau59.A" style:family="table-column">
      <style:table-column-properties style:column-width="6.906cm"/>
    </style:style>
    <style:style style:name="Tableau59.B" style:family="table-column">
      <style:table-column-properties style:column-width="5.239cm"/>
    </style:style>
    <style:style style:name="Tableau59.C" style:family="table-column">
      <style:table-column-properties style:column-width="4.419cm"/>
    </style:style>
    <style:style style:name="Tableau59.1" style:family="table-row">
      <style:table-row-properties style:min-row-height="0.529cm"/>
    </style:style>
    <style:style style:name="Tableau59.A1" style:family="table-cell">
      <style:table-cell-properties style:vertical-align="middle"/>
    </style:style>
    <style:style style:name="Tableau58" style:family="table">
      <style:table-properties style:width="16.563cm" table:align="left"/>
    </style:style>
    <style:style style:name="Tableau58.A" style:family="table-column">
      <style:table-column-properties style:column-width="6.906cm"/>
    </style:style>
    <style:style style:name="Tableau58.B" style:family="table-column">
      <style:table-column-properties style:column-width="5.239cm"/>
    </style:style>
    <style:style style:name="Tableau58.C" style:family="table-column">
      <style:table-column-properties style:column-width="4.419cm"/>
    </style:style>
    <style:style style:name="Tableau58.1" style:family="table-row">
      <style:table-row-properties style:min-row-height="0.529cm"/>
    </style:style>
    <style:style style:name="Tableau58.A1" style:family="table-cell">
      <style:table-cell-properties style:vertical-align="middle"/>
    </style:style>
    <style:style style:name="Tableau54" style:family="table">
      <style:table-properties style:width="16.563cm" table:align="left"/>
    </style:style>
    <style:style style:name="Tableau54.A" style:family="table-column">
      <style:table-column-properties style:column-width="6.906cm"/>
    </style:style>
    <style:style style:name="Tableau54.B" style:family="table-column">
      <style:table-column-properties style:column-width="5.239cm"/>
    </style:style>
    <style:style style:name="Tableau54.C" style:family="table-column">
      <style:table-column-properties style:column-width="4.419cm"/>
    </style:style>
    <style:style style:name="Tableau54.1" style:family="table-row">
      <style:table-row-properties style:min-row-height="0.529cm"/>
    </style:style>
    <style:style style:name="Tableau54.A1" style:family="table-cell">
      <style:table-cell-properties style:vertical-align="middle"/>
    </style:style>
    <style:style style:name="Tableau57" style:family="table">
      <style:table-properties style:width="16.563cm" table:align="left"/>
    </style:style>
    <style:style style:name="Tableau57.A" style:family="table-column">
      <style:table-column-properties style:column-width="6.906cm"/>
    </style:style>
    <style:style style:name="Tableau57.B" style:family="table-column">
      <style:table-column-properties style:column-width="5.239cm"/>
    </style:style>
    <style:style style:name="Tableau57.C" style:family="table-column">
      <style:table-column-properties style:column-width="4.419cm"/>
    </style:style>
    <style:style style:name="Tableau57.1" style:family="table-row">
      <style:table-row-properties style:min-row-height="0.529cm"/>
    </style:style>
    <style:style style:name="Tableau57.A1" style:family="table-cell">
      <style:table-cell-properties style:vertical-align="middle"/>
    </style:style>
    <style:style style:name="Tableau56" style:family="table">
      <style:table-properties style:width="16.563cm" table:align="left"/>
    </style:style>
    <style:style style:name="Tableau56.A" style:family="table-column">
      <style:table-column-properties style:column-width="6.906cm"/>
    </style:style>
    <style:style style:name="Tableau56.B" style:family="table-column">
      <style:table-column-properties style:column-width="5.239cm"/>
    </style:style>
    <style:style style:name="Tableau56.C" style:family="table-column">
      <style:table-column-properties style:column-width="4.419cm"/>
    </style:style>
    <style:style style:name="Tableau56.1" style:family="table-row">
      <style:table-row-properties style:min-row-height="0.529cm"/>
    </style:style>
    <style:style style:name="Tableau56.A1" style:family="table-cell">
      <style:table-cell-properties style:vertical-align="middle"/>
    </style:style>
    <style:style style:name="Tableau55" style:family="table">
      <style:table-properties style:width="16.563cm" table:align="left"/>
    </style:style>
    <style:style style:name="Tableau55.A" style:family="table-column">
      <style:table-column-properties style:column-width="6.906cm"/>
    </style:style>
    <style:style style:name="Tableau55.B" style:family="table-column">
      <style:table-column-properties style:column-width="5.239cm"/>
    </style:style>
    <style:style style:name="Tableau55.C" style:family="table-column">
      <style:table-column-properties style:column-width="4.419cm"/>
    </style:style>
    <style:style style:name="Tableau55.1" style:family="table-row">
      <style:table-row-properties style:min-row-height="0.529cm"/>
    </style:style>
    <style:style style:name="Tableau55.A1" style:family="table-cell">
      <style:table-cell-properties style:vertical-align="middl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padding="0cm" fo:border="none"/>
    </style:style>
    <style:style style:name="fr1" style:family="graphic" style:parent-style-name="OLE">
      <style:graphic-properties style:horizontal-pos="center" style:horizontal-rel="paragraph"/>
    </style:style>
    <style:style style:name="fr2" style:family="graphic" style:parent-style-name="OLE">
      <style:graphic-properties style:vertical-pos="top" style:vertical-rel="paragraph" style:horizontal-pos="center" style:horizontal-rel="paragraph"/>
    </style:style>
    <style:style style:name="fr3" style:family="graphic" style:parent-style-name="OLE">
      <style:graphic-properties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Raster, Prise de vue<text:tab/>3</text:p>
          <text:p text:style-name="P1">Urbanisme et cartes à petite échelle<text:tab/>4</text:p>
          <text:p text:style-name="P1">Réseau de Transport de personnes / déplacement<text:tab/>11</text:p>
          <text:p text:style-name="P1">Voirie<text:tab/>13</text:p>
          <text:p text:style-name="P1">Réseau de Transport Eau et Énergie<text:tab/>16</text:p>
          <text:p text:style-name="P1">Réseau de Distribution<text:tab/>17</text:p>
          <text:p text:style-name="P1">Réseau de Transport d'information<text:tab/>20</text:p>
          <text:p text:style-name="P1">Réseau en attente<text:tab/>21</text:p>
          <text:p text:style-name="P1">Réseau de Collecte<text:tab/>21</text:p>
          <text:p text:style-name="P1">Signalisation lumineuse<text:tab/>26</text:p>
          <text:p text:style-name="P1">Signalisation verticale<text:tab/>26</text:p>
          <text:p text:style-name="P1">Signalisation horizontale<text:tab/>27</text:p>
          <text:p text:style-name="P1">Stationnement<text:tab/>30</text:p>
          <text:p text:style-name="P1">Espaces verts<text:tab/>31</text:p>
          <text:p text:style-name="P1">Mobilier urbain<text:tab/>33</text:p>
          <text:p text:style-name="P1">Geodesie, Points de référence et Habillage<text:tab/>37</text:p>
        </text:index-body>
      </text:table-of-content>
      <text:p text:style-name="Standard"/>
      <text:table-of-content text:style-name="Sect1" text:protected="true" text:name="Table des matières2">
        <text:table-of-content-source text:outline-level="2">
          <text:index-title-template text:style-name="Contents_20_Heading">Table des matières sur 2 niveau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 sur 2 niveaux</text:p>
          </text:index-title>
          <text:p text:style-name="P1">Raster, Prise de vue<text:tab/>3</text:p>
          <text:p text:style-name="P2">Scan<text:tab/>3</text:p>
          <text:p text:style-name="P2">Ortho-Photo<text:tab/>3</text:p>
          <text:p text:style-name="P2">Autres prises de vue<text:tab/>4</text:p>
          <text:p text:style-name="P1">Urbanisme et cartes à petite échelle<text:tab/>4</text:p>
          <text:p text:style-name="P2">Limites Administratives et cartes à petite échelle<text:tab/>4</text:p>
          <text:p text:style-name="P2">Document d'urbanisme<text:tab/>8</text:p>
          <text:p text:style-name="P2">Cadastre<text:tab/>10</text:p>
          <text:p text:style-name="P1">Réseau de Transport de personnes / déplacement<text:tab/>11</text:p>
          <text:p text:style-name="P2">Référentiel Voirie filaire / Adresse<text:tab/>11</text:p>
          <text:p text:style-name="P2">Transport en commun<text:tab/>12</text:p>
          <text:p text:style-name="P2">2 roues<text:tab/>12</text:p>
          <text:p text:style-name="P2">Cheminement piéton et PMR<text:tab/>12</text:p>
          <text:p text:style-name="P1">Voirie<text:tab/>13</text:p>
          <text:p text:style-name="P2">Classement / gestion<text:tab/>13</text:p>
          <text:p text:style-name="P2">Chaussée / accotement<text:tab/>13</text:p>
          <text:p text:style-name="P2">Bâti<text:tab/>14</text:p>
          <text:p text:style-name="P2">Objet surfacique bâti<text:tab/>14</text:p>
          <text:p text:style-name="P2">Clôture / Élément de séparation (objet linéaire)<text:tab/>15</text:p>
          <text:p text:style-name="P2">Seuil, Entrée<text:tab/>15</text:p>
          <text:p text:style-name="P1">Réseau de Transport Eau et Énergie<text:tab/>16</text:p>
          <text:p text:style-name="P2">Eau potable<text:tab/>16</text:p>
          <text:p text:style-name="P2">Gaz<text:tab/>16</text:p>
          <text:p text:style-name="P2">Électricité (RTE = Réseau de Transport d'électricité)<text:tab/>17</text:p>
          <text:p text:style-name="P1">Réseau de Distribution<text:tab/>17</text:p>
          <text:p text:style-name="P2">Eau potable<text:tab/>17</text:p>
          <text:p text:style-name="P2">Gaz<text:tab/>18</text:p>
          <text:p text:style-name="P2">Électricité<text:tab/>19</text:p>
          <text:p text:style-name="P2">Éclairage public<text:tab/>19</text:p>
          <text:p text:style-name="P1">Réseau de Transport d'information<text:tab/>20</text:p>
          <text:p text:style-name="P2">Réseau Ville de La Rochelle<text:tab/>20</text:p>
          <text:p text:style-name="P2">Réseau opérateur<text:tab/>21</text:p>
          <text:p text:style-name="P1">Réseau en attente<text:tab/>21</text:p>
          <text:p text:style-name="P2">Regard départ fourreau en attente<text:tab/>21</text:p>
          <text:p text:style-name="P2">Fourreau en attente<text:tab/>21</text:p>
          <text:p text:style-name="P1">Réseau de Collecte<text:tab/>21</text:p>
          <text:p text:style-name="P2">Réseau d'assainissement pluvial<text:tab/>21</text:p>
          <text:p text:style-name="P2">Réseau d'assainissement eaux usées<text:tab/>26</text:p>
          <text:p text:style-name="P1">Signalisation lumineuse<text:tab/>26</text:p>
          <text:p text:style-name="P2">Information parking - Panneau à messages variables (PMV)<text:tab/>26</text:p>
          <text:p text:style-name="P2">Feu tricolore - Feu et signal lumineux (R11 à R24)<text:tab/>26</text:p>
          <text:p text:style-name="P1">Signalisation verticale<text:tab/>26</text:p>
          <text:p text:style-name="P2">Signalisation verticale de police<text:tab/>26</text:p>
          <text:p text:style-name="P2">Signalisation verticale de direction<text:tab/>27</text:p>
          <text:p text:style-name="P2">Autres types de signal routier<text:tab/>27</text:p>
          <text:p text:style-name="P1">Signalisation horizontale<text:tab/>27</text:p>
          <text:p text:style-name="P2">Lignes longitudinales axiales<text:tab/>27</text:p>
          <text:p text:style-name="P2">Lignes continues délimitant le Terre Plein Central, les ilots ou certains couloirs réservés<text:tab/>28</text:p>
          <text:p text:style-name="P2">Lignes longitudinales de rives ou de délimitation de certaines voies<text:tab/>28</text:p>
          <text:p text:style-name="P2">Présignalisation des points singuliers<text:tab/>28</text:p>
          <text:p text:style-name="P2">Lignes Transversales<text:tab/>28</text:p>
          <text:p text:style-name="P2">Passages pour piétons<text:tab/>29</text:p>
          <text:p text:style-name="P2">Marques de ralentisseur de type dos-d'âne<text:tab/>29</text:p>
          <text:p text:style-name="P2">Marques relatives aux transports en commun<text:tab/>29</text:p>
          <text:p text:style-name="P2">Marques relatives au stationnement<text:tab/>29</text:p>
          <text:p text:style-name="P2">Marques pour voies cyclables<text:tab/>29</text:p>
          <text:p text:style-name="P1">Stationnement<text:tab/>30</text:p>
          <text:p text:style-name="P2">Zone de stationnement (plusieurs emplacements)<text:tab/>30</text:p>
          <text:p text:style-name="P2">Emplacement de stationnement<text:tab/>31</text:p>
          <text:p text:style-name="P1">Espaces verts<text:tab/>31</text:p>
          <text:p text:style-name="P2">Typologie Espaces Verts<text:tab/>31</text:p>
          <text:p text:style-name="P2">Objets topographiques espaces verts (nécessitant une précision décimétrique)<text:tab/>32</text:p>
          <text:p text:style-name="P2">Objets topographiques espaces verts (nécessitant une précision métrique)<text:tab/>33</text:p>
          <text:p text:style-name="P2">Gestion<text:tab/>33</text:p>
          <text:p text:style-name="P1">Mobilier urbain<text:tab/>33</text:p>
          <text:p text:style-name="P2">Stationnement<text:tab/>33</text:p>
          <text:p text:style-name="P2">Propreté urbaine<text:tab/>33</text:p>
          <text:p text:style-name="P2">Transport<text:tab/>34</text:p>
          <text:p text:style-name="P2">Affichage<text:tab/>35</text:p>
          <text:p text:style-name="P2">Espaces Verts<text:tab/>35</text:p>
          <text:p text:style-name="P2">Sécurité<text:tab/>36</text:p>
          <text:p text:style-name="P2">Services (souvent externe à la ville de La Rochelle)<text:tab/>37</text:p>
          <text:p text:style-name="P1">Geodesie, Points de référence et Habillage<text:tab/>37</text:p>
          <text:p text:style-name="P2">Géodésie<text:tab/>37</text:p>
          <text:p text:style-name="P2">Points de référence<text:tab/>38</text:p>
          <text:p text:style-name="P2">Habillage<text:tab/>38</text:p>
        </text:index-body>
      </text:table-of-content>
      <text:p text:style-name="Standard"/>
      <text:p text:style-name="P3"/>
      <text:h text:style-name="Heading_20_1" text:outline-level="1">Raster, Prise de vue</text:h>
      <text:h text:style-name="Heading_20_2" text:outline-level="2">Scan</text:h>
      <text:p text:style-name="Text_20_body">Scan IGN</text:p>
      <text:p text:style-name="Text_20_body"><draw:frame draw:style-name="fr1" draw:name="Objet1" text:anchor-type="paragraph" svg:width="17.286cm" svg:height="3.1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Scan Documents d'urbanisme</text:p>
      <text:p text:style-name="Standard"><draw:frame draw:style-name="fr1" draw:name="Objet2" text:anchor-type="paragraph" svg:width="17.286cm" svg:height="2.11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Ortho-Photo</text:h>
      <text:p text:style-name="Text_20_body">Ortho à l'echelle du département ou de l'agglo</text:p>
      <text:p text:style-name="Text_20_body"><draw:frame draw:style-name="fr1" draw:name="Objet3" text:anchor-type="paragraph" svg:width="17.286cm" svg:height="10.0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Ortho commune de La Rochelle</text:p>
      <text:p text:style-name="Standard"><draw:frame draw:style-name="fr2" draw:name="Objet4" text:anchor-type="paragraph" svg:width="17.286cm" svg:height="2.637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Autres prises de vue</text:h>
      <text:p text:style-name="Text_20_body">Autres prises de vue</text:p>
      <text:p text:style-name="Standard"/>
      <text:h text:style-name="Heading_20_1" text:outline-level="1">Urbanisme et cartes à petite échelle</text:h>
      <text:h text:style-name="Heading_20_2" text:outline-level="2">Limites Administratives et cartes à petite échelle</text:h>
      <text:p text:style-name="Text_20_body">Échelle nationale ou régionale</text:p>
      <text:p text:style-name="Text_20_body"><draw:frame draw:style-name="fr1" draw:name="Objet5" text:anchor-type="paragraph" svg:width="17.286cm" svg:height="2.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Échelle locale (département, CDA)</text:p>
      <text:p text:style-name="Text_20_body"><draw:frame draw:style-name="fr2" draw:name="Objet6" text:anchor-type="paragraph" svg:width="17.286cm" svg:height="11.07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<draw:frame draw:style-name="fr2" draw:name="Objet7" text:anchor-type="paragraph" svg:width="10.7cm" svg:height="25.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Échelle communale</text:p>
      <text:p text:style-name="Text_20_body"><draw:frame draw:style-name="fr3" draw:name="Objet8" text:anchor-type="paragraph" svg:x="0.021cm" svg:y="0.549cm" svg:width="17.286cm" svg:height="12.65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3" draw:name="Objet9" text:anchor-type="paragraph" svg:x="1.903cm" svg:y="-0.004cm" svg:width="12.809cm" svg:height="25.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/>
      <text:p text:style-name="Text_20_body"><draw:frame draw:style-name="fr1" draw:name="Objet10" text:anchor-type="paragraph" svg:width="17.286cm" svg:height="8.962cm" draw:z-index="9"><draw:object xlink:href="./Object 10" xlink:type="simple" xlink:show="embed" xlink:actuate="onLoad"/><draw:image xlink:href="./ObjectReplacements/Object 10" xlink:type="simple" xlink:show="embed" xlink:actuate="onLoad"/></draw:frame></text:p>
      <text:h text:style-name="Heading_20_2" text:outline-level="2">Document d'urbanisme</text:h>
      <text:p text:style-name="Text_20_body">Schéma Directeur ou SCOT</text:p>
      <text:p text:style-name="Text_20_body"/>
      <text:p text:style-name="Text_20_body">Zonage POS ou PLU</text:p>
      <text:p text:style-name="Text_20_body"><draw:frame draw:style-name="fr1" draw:name="Objet12" text:anchor-type="paragraph" svg:width="17.286cm" svg:height="0.527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Prescriptions, Servitudes et autres zonages</text:p>
      <text:p text:style-name="Text_20_body"><draw:frame draw:style-name="fr2" draw:name="Objet11" text:anchor-type="paragraph" svg:width="17.286cm" svg:height="5.272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Monuments et sites classés ou inscrits</text:p>
      <text:p text:style-name="Text_20_body"><draw:frame draw:style-name="fr2" draw:name="Objet13" text:anchor-type="paragraph" svg:width="17.286cm" svg:height="24.25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ZPPAUP</text:p>
      <text:p text:style-name="Text_20_body"><draw:frame draw:style-name="fr1" draw:name="Objet14" text:anchor-type="paragraph" svg:width="17.286cm" svg:height="0.52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Plan de sauvegarde et de mise en valeur</text:p>
      <text:p text:style-name="Text_20_body"><draw:frame draw:style-name="fr1" draw:name="Objet15" text:anchor-type="paragraph" svg:width="17.286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p>
      <text:h text:style-name="Heading_20_2" text:outline-level="2">Cadastre</text:h>
      <text:p text:style-name="Text_20_body">Cadastre Hors La Rochelle</text:p>
      <text:p text:style-name="Text_20_body"><draw:frame draw:style-name="fr1" draw:name="Objet16" text:anchor-type="paragraph" svg:width="17.286cm" svg:height="15.81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>Cadastre La Rochelle</text:p>
      <text:p text:style-name="Standard"><draw:frame draw:style-name="fr2" draw:name="Objet17" text:anchor-type="paragraph" svg:width="17.286cm" svg:height="8.962cm" draw:z-index="16"><draw:object xlink:href="./Object 17" xlink:type="simple" xlink:show="embed" xlink:actuate="onLoad"/><draw:image xlink:href="./ObjectReplacements/Object 17" xlink:type="simple" xlink:show="embed" xlink:actuate="onLoad"/></draw:frame></text:p>
      <text:h text:style-name="Heading_20_1" text:outline-level="1">Réseau de Transport de personnes / déplacement</text:h>
      <text:h text:style-name="Heading_20_2" text:outline-level="2">Référentiel Voirie filaire / Adresse</text:h>
      <text:p text:style-name="Text_20_body">Surfacique</text:p>
      <text:p text:style-name="Text_20_body"/>
      <text:p text:style-name="Text_20_body">Voirie filaire</text:p>
      <text:p text:style-name="Text_20_body"><draw:frame draw:style-name="fr2" draw:name="Objet18" text:anchor-type="paragraph" svg:width="17.286cm" svg:height="6.32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Carrefour</text:p>
      <text:p text:style-name="Text_20_body"><draw:frame draw:style-name="fr1" draw:name="Objet19" text:anchor-type="paragraph" svg:width="17.286cm" svg:height="1.05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>Point adresse postale</text:p>
      <text:p text:style-name="Standard"><draw:frame draw:style-name="fr1" draw:name="Objet20" text:anchor-type="paragraph" svg:width="17.286cm" svg:height="1.055cm" draw:z-index="19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Transport en commun</text:h>
      <text:p text:style-name="Standard"/>
      <text:p text:style-name="Text_20_body">Station transport en commun</text:p>
      <text:p text:style-name="Text_20_body"/>
      <text:p text:style-name="Text_20_body">Ligne transport en commun</text:p>
      <text:p text:style-name="Text_20_body"/>
      <text:p text:style-name="Text_20_body">Voie réservée taxi et transport en commun</text:p>
      <text:p text:style-name="Text_20_body"/>
      <text:p text:style-name="Standard"/>
      <text:h text:style-name="Heading_20_2" text:outline-level="2">2 roues</text:h>
      <text:p text:style-name="Standard"/>
      <text:p text:style-name="Text_20_body">Bande cyclable</text:p>
      <text:p text:style-name="Text_20_body"><draw:frame draw:style-name="fr1" draw:name="Objet21" text:anchor-type="paragraph" svg:width="17.286cm" svg:height="8.437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Piste cyclable</text:p>
      <text:p text:style-name="Standard"/>
      <text:h text:style-name="Heading_20_2" text:outline-level="2">Cheminement piéton et PMR</text:h>
      <text:p text:style-name="Text_20_body">Voie pietonne</text:p>
      <text:p text:style-name="Text_20_body"/>
      <text:p text:style-name="Text_20_body">Passage souterrain</text:p>
      <text:p text:style-name="Text_20_body"/>
      <text:p text:style-name="Text_20_body">Pont, passerelle piétonne</text:p>
      <text:p text:style-name="Standard"/>
      <text:h text:style-name="Heading_20_1" text:outline-level="1">Voirie</text:h>
      <text:h text:style-name="Heading_20_2" text:outline-level="2">Classement / gestion</text:h>
      <text:p text:style-name="Standard"/>
      <text:p text:style-name="Text_20_body">Gestion Conseil Général</text:p>
      <text:p text:style-name="Text_20_body"/>
      <text:p text:style-name="Text_20_body">Gestion CDA</text:p>
      <text:p text:style-name="Text_20_body"/>
      <text:p text:style-name="Text_20_body">Gestion Ville</text:p>
      <text:p text:style-name="Standard"/>
      <text:h text:style-name="Heading_20_2" text:outline-level="2">Chaussée / accotement</text:h>
      <text:p text:style-name="Text_20_body">Objets surfaciques (chaussée, accotement, revetement,…)</text:p>
      <text:p text:style-name="Text_20_body"><draw:frame draw:style-name="fr2" draw:name="Objet22" text:anchor-type="paragraph" svg:width="17.286cm" svg:height="7.38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Objets linéaires (limite de chaussée, limite de revêtement, bordure, fossé,…)</text:p>
      <text:p text:style-name="Text_20_body"><draw:frame draw:style-name="fr2" draw:name="Objet23" text:anchor-type="paragraph" svg:width="17.286cm" svg:height="8.964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Text_20_body">Objets ponctuels (...)</text:p>
      <text:p text:style-name="Standard"><draw:frame draw:style-name="fr1" draw:name="Objet24" text:anchor-type="paragraph" svg:width="17.286cm" svg:height="1.582cm" draw:z-index="23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2" text:outline-level="2">Bâti</text:h>
      <text:h text:style-name="Heading_20_2" text:outline-level="2">Objet surfacique bâti</text:h>
      <text:p text:style-name="Standard"/>
      <text:p text:style-name="Text_20_body">Emprise batiment</text:p>
      <text:p text:style-name="Text_20_body"/>
      <text:p text:style-name="Text_20_body">Ouvrage d'art</text:p>
      <text:p text:style-name="Text_20_body"><draw:frame draw:style-name="fr1" draw:name="Objet25" text:anchor-type="paragraph" svg:width="17.286cm" svg:height="1.055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Text_20_body">Statue ou monument</text:p>
      <text:p text:style-name="Text_20_body"><draw:frame draw:style-name="fr1" draw:name="Objet26" text:anchor-type="paragraph" svg:width="17.286cm" svg:height="1.582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Text_20_body">Terrasse en bois</text:p>
      <text:p text:style-name="Standard"><draw:frame draw:style-name="fr1" draw:name="Objet27" text:anchor-type="paragraph" svg:width="17.286cm" svg:height="1.582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Heading_20_2" text:outline-level="2">Clôture / Élément de séparation (objet linéaire)</text:h>
      <text:p text:style-name="Standard"/>
      <text:p text:style-name="Text_20_body">Limite de propriété en façade</text:p>
      <text:p text:style-name="Text_20_body"><draw:frame draw:style-name="fr1" draw:name="Objet28" text:anchor-type="paragraph" svg:width="17.286cm" svg:height="1.582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>Limite séparative entre deux propriétés</text:p>
      <text:p text:style-name="Text_20_body"/>
      <text:p text:style-name="Text_20_body">Façade de batiment (façade parallèle à la rue)</text:p>
      <text:p text:style-name="Text_20_body"/>
      <text:p text:style-name="Text_20_body">Pignon de batiment (façade perpendiculaire à la rue)</text:p>
      <text:p text:style-name="Text_20_body"/>
      <text:p text:style-name="Text_20_body">Mur</text:p>
      <text:p text:style-name="Text_20_body"><draw:frame draw:style-name="fr1" draw:name="Objet29" text:anchor-type="paragraph" svg:width="17.286cm" svg:height="1.055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Mur bahut</text:p>
      <text:p text:style-name="Text_20_body"><draw:frame draw:style-name="fr1" draw:name="Objet30" text:anchor-type="paragraph" svg:width="17.286cm" svg:height="1.055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Text_20_body">Mur de soutènement</text:p>
      <text:p text:style-name="Text_20_body"><draw:frame draw:style-name="fr1" draw:name="Objet31" text:anchor-type="paragraph" svg:width="17.286cm" svg:height="1.055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Text_20_body">Clôture</text:p>
      <text:p text:style-name="Standard"><draw:frame draw:style-name="fr1" draw:name="Objet32" text:anchor-type="paragraph" svg:width="17.286cm" svg:height="2.11cm" draw:z-index="31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2" text:outline-level="2">Seuil, Entrée</text:h>
      <text:p text:style-name="Standard"/>
      <text:p text:style-name="Text_20_body">Sortie de garage ou cour</text:p>
      <text:p text:style-name="Text_20_body"><draw:frame draw:style-name="fr1" draw:name="Objet33" text:anchor-type="paragraph" svg:width="17.286cm" svg:height="1.055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Text_20_body">Seuil (ouverture d'un batiment ou d'un mur)</text:p>
      <text:p text:style-name="Text_20_body"><draw:frame draw:style-name="fr1" draw:name="Objet34" text:anchor-type="paragraph" svg:width="17.286cm" svg:height="1.055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Text_20_body"/>
      <text:p text:style-name="Text_20_body">Portillon</text:p>
      <text:p text:style-name="Text_20_body"><draw:frame draw:style-name="fr1" draw:name="Objet35" text:anchor-type="paragraph" svg:width="17.286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Text_20_body">Marches extérieures, escalier</text:p>
      <text:p text:style-name="Text_20_body"><draw:frame draw:style-name="fr1" draw:name="Objet37" text:anchor-type="paragraph" svg:width="17.286cm" svg:height="1.055cm" draw:z-index="35"><draw:object xlink:href="./Object 37" xlink:type="simple" xlink:show="embed" xlink:actuate="onLoad"/><draw:image xlink:href="./ObjectReplacements/Object 37" xlink:type="simple" xlink:show="embed" xlink:actuate="onLoad"/></draw:frame></text:p>
      <text:p text:style-name="Text_20_body">Grille de cave</text:p>
      <text:p text:style-name="Text_20_body"><draw:frame draw:style-name="fr1" draw:name="Objet36" text:anchor-type="paragraph" svg:width="17.286cm" svg:height="1.582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Text_20_body">Bouche de ventilation</text:p>
      <text:p text:style-name="Text_20_body"><draw:frame draw:style-name="fr1" draw:name="Objet38" text:anchor-type="paragraph" svg:width="17.286cm" svg:height="0.527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h text:style-name="Heading_20_1" text:outline-level="1">Réseau de Transport Eau et Énergie</text:h>
      <text:h text:style-name="Heading_20_2" text:outline-level="2">Eau potable</text:h>
      <text:p text:style-name="Standard"/>
      <text:p text:style-name="Text_20_body">Conduite de transfert (feeder)</text:p>
      <text:p text:style-name="Text_20_body"/>
      <text:p text:style-name="Text_20_body">Ouvrage d'adduction (notion d'eau brute, d'aqueduc)</text:p>
      <text:p text:style-name="Standard"/>
      <text:h text:style-name="Heading_20_2" text:outline-level="2">Gaz</text:h>
      <text:p text:style-name="Standard"/>
      <text:p text:style-name="Text_20_body">GDF haute pression transport</text:p>
      <text:p text:style-name="Text_20_body"/>
      <text:p text:style-name="Text_20_body">GDF moyenne pression transport</text:p>
      <text:p text:style-name="Text_20_body"/>
      <text:p text:style-name="Text_20_body">Société X</text:p>
      <text:p text:style-name="Text_20_body"/>
      <text:p text:style-name="Text_20_body">Société Y</text:p>
      <text:p text:style-name="Standard"/>
      <text:h text:style-name="Heading_20_2" text:outline-level="2">Électricité (RTE = Réseau de Transport d'électricité)</text:h>
      <text:p text:style-name="Standard"/>
      <text:p text:style-name="Text_20_body">HTB (U &gt; 75 kV)</text:p>
      <text:p text:style-name="Text_20_body"><draw:frame draw:style-name="fr1" draw:name="Objet39" text:anchor-type="paragraph" svg:width="17.286cm" svg:height="2.11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Text_20_body">HTA (1500 &lt; U &lt; 75 kV)</text:p>
      <text:p text:style-name="Standard"><draw:frame draw:style-name="fr1" draw:name="Objet40" text:anchor-type="paragraph" svg:width="17.286cm" svg:height="0.527cm" draw:z-index="39"><draw:object xlink:href="./Object 40" xlink:type="simple" xlink:show="embed" xlink:actuate="onLoad"/><draw:image xlink:href="./ObjectReplacements/Object 40" xlink:type="simple" xlink:show="embed" xlink:actuate="onLoad"/></draw:frame></text:p>
      <text:h text:style-name="Heading_20_1" text:outline-level="1">Réseau de Distribution</text:h>
      <text:h text:style-name="Heading_20_2" text:outline-level="2">Eau potable</text:h>
      <text:p text:style-name="Standard"/>
      <text:p text:style-name="Text_20_body">Objet surfacique du réseau</text:p>
      <text:p text:style-name="Text_20_body"><draw:frame draw:style-name="fr1" draw:name="Objet41" text:anchor-type="paragraph" svg:width="17.286cm" svg:height="1.582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Text_20_body">Objet linéaire du réseau</text:p>
      <text:p text:style-name="Text_20_body"><draw:frame draw:style-name="fr2" draw:name="Objet42" text:anchor-type="paragraph" svg:width="17.286cm" svg:height="7.382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/>
      <text:p text:style-name="Text_20_body">Objet ponctuel du réseau</text:p>
      <text:p text:style-name="Text_20_body"><draw:frame draw:style-name="fr2" draw:name="Objet43" text:anchor-type="paragraph" svg:width="17.286cm" svg:height="13.182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Text_20_body">Autre élément</text:p>
      <text:p text:style-name="Standard"><draw:frame draw:style-name="fr1" draw:name="Objet44" text:anchor-type="paragraph" svg:width="17.286cm" svg:height="1.055cm" draw:z-index="43"><draw:object xlink:href="./Object 44" xlink:type="simple" xlink:show="embed" xlink:actuate="onLoad"/><draw:image xlink:href="./ObjectReplacements/Object 44" xlink:type="simple" xlink:show="embed" xlink:actuate="onLoad"/></draw:frame></text:p>
      <text:h text:style-name="Heading_20_2" text:outline-level="2">Gaz</text:h>
      <text:p text:style-name="Standard"/>
      <text:p text:style-name="Text_20_body">GDF basse pression distribution</text:p>
      <text:p text:style-name="Text_20_body"><draw:frame draw:style-name="fr1" draw:name="Objet45" text:anchor-type="paragraph" svg:width="17.286cm" svg:height="2.637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Text_20_body">Vanne Gaz</text:p>
      <text:p text:style-name="Text_20_body"/>
      <text:p text:style-name="Text_20_body">Coffret branchement individuel GDF</text:p>
      <text:p text:style-name="Text_20_body"/>
      <text:p text:style-name="Text_20_body">Société Y</text:p>
      <text:p text:style-name="Standard"/>
      <text:h text:style-name="Heading_20_2" text:outline-level="2">Électricité</text:h>
      <text:p text:style-name="Standard"/>
      <text:p text:style-name="Text_20_body">Objet surfacique (réseau de distribution Electricité)</text:p>
      <text:p text:style-name="Text_20_body"><draw:frame draw:style-name="fr1" draw:name="Objet46" text:anchor-type="paragraph" svg:width="17.286cm" svg:height="2.11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Text_20_body">Objet linéaire (HTA (1500 &lt; U &lt; 75 kV))</text:p>
      <text:p text:style-name="Text_20_body"><draw:frame draw:style-name="fr1" draw:name="Objet47" text:anchor-type="paragraph" svg:width="17.286cm" svg:height="1.582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Text_20_body">Objet linéaire (BTB (750 &lt; U &lt; 1500 V))</text:p>
      <text:p text:style-name="Text_20_body"/>
      <text:p text:style-name="Text_20_body">Objet linéaire (BTA (120 &lt; U &lt; 750 V))</text:p>
      <text:p text:style-name="Text_20_body"><draw:frame draw:style-name="fr1" draw:name="Objet49" text:anchor-type="paragraph" svg:width="17.286cm" svg:height="2.637cm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Text_20_body">Objet ponctuel</text:p>
      <text:p text:style-name="Text_20_body"><draw:frame draw:style-name="fr1" draw:name="Objet48" text:anchor-type="paragraph" svg:width="17.286cm" svg:height="2.637cm" draw:z-index="48"><draw:object xlink:href="./Object 48" xlink:type="simple" xlink:show="embed" xlink:actuate="onLoad"/><draw:image xlink:href="./ObjectReplacements/Object 48" xlink:type="simple" xlink:show="embed" xlink:actuate="onLoad"/></draw:frame></text:p>
      <text:p text:style-name="Text_20_body">Coffret branchement individuel EDF</text:p>
      <text:p text:style-name="Standard"/>
      <text:h text:style-name="Heading_20_2" text:outline-level="2">Éclairage public</text:h>
      <text:p text:style-name="Standard"/>
      <text:p text:style-name="Standard">Objet surfacique (Eclairage public)</text:p>
      <text:p text:style-name="Text_20_body"><draw:frame draw:style-name="fr3" draw:name="Objet50" text:anchor-type="paragraph" svg:x="-0.002cm" svg:y="0.035cm" svg:width="17.286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Text_20_body">Objet Linéaire</text:p>
      <text:p text:style-name="Text_20_body"/>
      <text:p text:style-name="Text_20_body"><draw:frame draw:style-name="fr2" draw:name="Objet51" text:anchor-type="paragraph" svg:width="17.286cm" svg:height="6.32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Text_20_body">Objet ponctuel</text:p>
      <text:p text:style-name="Text_20_body"><draw:frame draw:style-name="fr1" draw:name="Objet52" text:anchor-type="paragraph" svg:width="17.286cm" svg:height="7.909cm" draw:z-index="51"><draw:object xlink:href="./Object 52" xlink:type="simple" xlink:show="embed" xlink:actuate="onLoad"/><draw:image xlink:href="./ObjectReplacements/Object 52" xlink:type="simple" xlink:show="embed" xlink:actuate="onLoad"/></draw:frame></text:p>
      <text:h text:style-name="Heading_20_1" text:outline-level="1">Réseau de Transport d'information</text:h>
      <text:h text:style-name="Heading_20_2" text:outline-level="2">Réseau Ville de La Rochelle</text:h>
      <text:p text:style-name="Standard"/>
      <text:p text:style-name="Text_20_body">Poste de Contrôle d'Accès (PCA)</text:p>
      <text:p text:style-name="Text_20_body"/>
      <text:p text:style-name="Text_20_body">Regard comptage routier</text:p>
      <text:p text:style-name="Text_20_body"/>
      <text:p text:style-name="Text_20_body">Réseau DSI</text:p>
      <text:p text:style-name="Text_20_body"/>
      <text:p text:style-name="Text_20_body"/>
      <text:h text:style-name="Heading_20_2" text:outline-level="2">Réseau opérateur</text:h>
      <text:p text:style-name="Standard"/>
      <text:p text:style-name="Text_20_body">Objet surfacique</text:p>
      <text:p text:style-name="Text_20_body"/>
      <text:p text:style-name="Text_20_body">Objet Linéaire</text:p>
      <text:p text:style-name="Text_20_body"><draw:frame draw:style-name="fr1" draw:name="Objet53" text:anchor-type="paragraph" svg:width="17.286cm" svg:height="1.05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Text_20_body">Objet ponctuel</text:p>
      <text:p text:style-name="Text_20_body"><draw:frame draw:style-name="fr1" draw:name="Objet54" text:anchor-type="paragraph" svg:width="17.286cm" svg:height="2.11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Text_20_body"/>
      <text:h text:style-name="Heading_20_1" text:outline-level="1">Réseau en attente</text:h>
      <text:h text:style-name="Heading_20_2" text:outline-level="2">Regard départ fourreau en attente</text:h>
      <text:p text:style-name="Standard"/>
      <text:h text:style-name="Heading_20_2" text:outline-level="2">Fourreau en attente</text:h>
      <text:p text:style-name="Standard"><draw:frame draw:style-name="fr1" draw:name="Objet55" text:anchor-type="paragraph" svg:width="17.286cm" svg:height="1.055cm" draw:z-index="54"><draw:object xlink:href="./Object 55" xlink:type="simple" xlink:show="embed" xlink:actuate="onLoad"/><draw:image xlink:href="./ObjectReplacements/Object 55" xlink:type="simple" xlink:show="embed" xlink:actuate="onLoad"/></draw:frame></text:p>
      <text:h text:style-name="Heading_20_1" text:outline-level="1">Réseau de Collecte</text:h>
      <text:h text:style-name="Heading_20_2" text:outline-level="2">Réseau d'assainissement pluvial</text:h>
      <text:p text:style-name="Standard"/>
      <text:p text:style-name="Text_20_body">Objet surfacique</text:p>
      <text:p text:style-name="Text_20_body"><draw:frame draw:style-name="fr1" draw:name="Objet56" text:anchor-type="paragraph" svg:width="17.286cm" svg:height="2.637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Text_20_body">Objet Linéaire</text:p>
      <text:p text:style-name="Text_20_body"><draw:frame draw:style-name="fr2" draw:name="Objet57" text:anchor-type="paragraph" svg:width="17.286cm" svg:height="8.962cm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Text_20_body">Objet ponctuel</text:p>
      <text:p text:style-name="Text_20_body"><draw:frame draw:style-name="fr2" draw:name="Objet58" text:anchor-type="paragraph" svg:width="17.286cm" svg:height="24.252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/>
      <text:h text:style-name="Heading_20_2" text:outline-level="2">Réseau d'assainissement eaux usées</text:h>
      <text:p text:style-name="Standard"/>
      <text:p text:style-name="Text_20_body">Objet surfacique</text:p>
      <text:p text:style-name="Text_20_body"/>
      <text:p text:style-name="Text_20_body">Objet Linéaire</text:p>
      <text:p text:style-name="Text_20_body"/>
      <text:p text:style-name="Text_20_body">Objet ponctuel</text:p>
      <text:p text:style-name="Text_20_body"/>
      <text:p text:style-name="Text_20_body"/>
      <text:h text:style-name="Heading_20_1" text:outline-level="1">Signalisation lumineuse</text:h>
      <text:h text:style-name="Heading_20_2" text:outline-level="2">Information parking - Panneau à messages variables (PMV)</text:h>
      <text:p text:style-name="Standard"/>
      <text:p text:style-name="Text_20_body">Panneau à messages variables (PMV)</text:p>
      <text:p text:style-name="Standard"/>
      <text:h text:style-name="Heading_20_2" text:outline-level="2">Feu tricolore - Feu et signal lumineux (R11 à R24)</text:h>
      <text:p text:style-name="Standard"/>
      <text:p text:style-name="Text_20_body">Armoire de commande Signalisation Tricolore</text:p>
      <text:p text:style-name="Text_20_body"/>
      <text:p text:style-name="Text_20_body">Regard Technique Signalisation Tricolore</text:p>
      <text:p text:style-name="Text_20_body"/>
      <text:p text:style-name="Text_20_body">Feu et signal lumineux (R11 à R24) accroché à un point de référence (support ou applique)</text:p>
      <text:p text:style-name="Standard"><draw:frame draw:style-name="fr1" draw:name="Objet59" text:anchor-type="paragraph" svg:width="17.286cm" svg:height="3.692cm" draw:z-index="5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1" text:outline-level="1">Signalisation verticale</text:h>
      <text:h text:style-name="Heading_20_2" text:outline-level="2">Signalisation verticale de police</text:h>
      <text:p text:style-name="Text_20_body"><draw:frame draw:style-name="fr3" draw:name="Objet60" text:anchor-type="paragraph" svg:x="-0.169cm" svg:y="0.307cm" svg:width="17.286cm" svg:height="0.527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Text_20_body">Panneaux de danger (A1a à A24)</text:p>
      <text:p text:style-name="Text_20_body">Panneaux d'intersection et de priorité (AB1 à AB25)</text:p>
      <text:p text:style-name="Text_20_body">Panneaux de prescription (B0 à B51)</text:p>
      <text:p text:style-name="Text_20_body">Panneaux d'indication (C1a à CE50)</text:p>
      <text:p text:style-name="Text_20_body">Panonceaux (M1 à M11b)</text:p>
      <text:p text:style-name="Text_20_body">Symboles (SE2b à SU1)</text:p>
      <text:p text:style-name="Standard"><draw:frame draw:style-name="fr1" draw:name="Objet61" text:anchor-type="paragraph" svg:width="17.286cm" svg:height="1.055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Text_20_body"/>
      <text:p text:style-name="Standard"/>
      <text:h text:style-name="Heading_20_2" text:outline-level="2">Signalisation verticale de direction</text:h>
      <text:p text:style-name="Standard"/>
      <text:p text:style-name="Text_20_body">Panneaux de direction (D21a à D79b)</text:p>
      <text:p text:style-name="Text_20_body">Panneaux de jalonnement piétonnier (Dp1a à Dp2b)</text:p>
      <text:p text:style-name="Text_20_body">Panneaux de jalonnement pour cyclistes (Dv11 à Dv61)</text:p>
      <text:p text:style-name="Text_20_body">Panneaux de localisation (E31 à EB20)</text:p>
      <text:p text:style-name="Text_20_body">Panneaux d'information (H11 à H33)</text:p>
      <text:p text:style-name="Text_20_body">Idéogrammes, emblèmes ou logotypes (ID1 à ID15a41 + Logotype)</text:p>
      <text:p text:style-name="Standard"><draw:frame draw:style-name="fr1" draw:name="Objet62" text:anchor-type="paragraph" svg:width="17.286cm" svg:height="1.582cm" draw:z-index="61"><draw:object xlink:href="./Object 62" xlink:type="simple" xlink:show="embed" xlink:actuate="onLoad"/><draw:image xlink:href="./ObjectReplacements/Object 62" xlink:type="simple" xlink:show="embed" xlink:actuate="onLoad"/></draw:frame></text:p>
      <text:h text:style-name="Heading_20_2" text:outline-level="2">Autres types de signal routier</text:h>
      <text:p text:style-name="Standard"/>
      <text:p text:style-name="Text_20_body">Balises (J1 à J14b)</text:p>
      <text:p text:style-name="Text_20_body">Feux de balisage et d'alerte (G1 à R2d)</text:p>
      <text:p text:style-name="Text_20_body">Panneaux à messages variables (PMV)</text:p>
      <text:p text:style-name="Text_20_body">Panneaux et dispositifs de signalisation temporaire (AK2 à KR11)</text:p>
      <text:p text:style-name="Standard"><draw:frame draw:style-name="fr1" draw:name="Objet63" text:anchor-type="paragraph" svg:width="17.286cm" svg:height="1.582cm" draw:z-index="62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1" text:outline-level="1">Signalisation horizontale</text:h>
      <text:h text:style-name="Heading_20_2" text:outline-level="2">Lignes longitudinales axiales</text:h>
      <text:p text:style-name="Standard"/>
      <text:p text:style-name="Text_20_body">Lignes continues (continue)</text:p>
      <text:p text:style-name="Text_20_body">Lignes discontinues de type T1 (T1, T'1, ou T3)</text:p>
      <text:p text:style-name="Text_20_body">Lignes discontinues de type T3 (T3)</text:p>
      <text:p text:style-name="Text_20_body">Lignes mixtes (T1 ou T3)</text:p>
      <text:p text:style-name="Standard"/>
      <text:p text:style-name="Standard"/>
      <text:h text:style-name="Heading_20_2" text:outline-level="2">Lignes continues délimitant le Terre Plein Central, les ilots ou certains couloirs réservés</text:h>
      <text:p text:style-name="Standard"/>
      <text:p text:style-name="Text_20_body">Ligne de délimitation de terre-plein central (continue)</text:p>
      <text:p text:style-name="Text_20_body">Ligne de délimitation du contour des ilots (continue)</text:p>
      <text:p text:style-name="Text_20_body">Ligne de délimitation de certains couloirs réservés (continue)</text:p>
      <text:p text:style-name="Text_20_body"/>
      <text:p text:style-name="Text_20_body"/>
      <text:p text:style-name="Standard"/>
      <text:h text:style-name="Heading_20_2" text:outline-level="2">Lignes longitudinales de rives ou de délimitation de certaines voies</text:h>
      <text:p text:style-name="Standard"/>
      <text:p text:style-name="Text_20_body">Lignes discontinues de type T2 (T2)</text:p>
      <text:p text:style-name="Text_20_body">Lignes discontinues de type T3 (T3 ou T'3)</text:p>
      <text:p text:style-name="Text_20_body"/>
      <text:h text:style-name="Heading_20_2" text:outline-level="2">Présignalisation des points singuliers</text:h>
      <text:p text:style-name="Standard"/>
      <text:p text:style-name="Text_20_body">Ligne d'annonce d'une ligne continue (T3)</text:p>
      <text:p text:style-name="Text_20_body">Flèches de rabattement</text:p>
      <text:p text:style-name="Text_20_body">Flèches directionnelles</text:p>
      <text:p text:style-name="Standard"/>
      <text:h text:style-name="Heading_20_2" text:outline-level="2">Lignes Transversales</text:h>
      <text:p text:style-name="Standard"/>
      <text:p text:style-name="Text_20_body">Ligne "STOP" (continue)</text:p>
      <text:p text:style-name="Text_20_body">Ligne "Cédez-le-passage" (T'2)</text:p>
      <text:p text:style-name="Text_20_body">Ligne d'effet des feux (T'2)</text:p>
      <text:p text:style-name="Text_20_body">Ligne de guidage en intersection Tourne à gauche à l'indonésienne - carrefour en baïonnette (T'2)</text:p>
      <text:p text:style-name="Text_20_body">Ligne de début et de fin de voie cyclable (T'2)</text:p>
      <text:p text:style-name="Standard"/>
      <text:h text:style-name="Heading_20_2" text:outline-level="2">Passages pour piétons</text:h>
      <text:p text:style-name="Standard"/>
      <text:h text:style-name="Heading_20_2" text:outline-level="2">Marques de ralentisseur de type dos-d'âne</text:h>
      <text:p text:style-name="Standard"/>
      <text:h text:style-name="Heading_20_2" text:outline-level="2">Marques relatives aux transports en commun</text:h>
      <text:p text:style-name="Standard"/>
      <text:p text:style-name="Text_20_body">Ligne marquant l'emplacement d'un arrêt d'autobus (jaune, continue, zigzag)</text:p>
      <text:p text:style-name="Text_20_body">Franchissement des carrefours par les voies réservées (blanc, damier)</text:p>
      <text:p text:style-name="Text_20_body">Inscriptions sur les voies réservées ("BUS")</text:p>
      <text:p text:style-name="Standard"/>
      <text:h text:style-name="Heading_20_2" text:outline-level="2">Marques relatives au stationnement</text:h>
      <text:p text:style-name="Standard"/>
      <text:p text:style-name="Text_20_body">Ligne délimitant les places de stationnement (blanche ou bleue, T'2 ou continue)</text:p>
      <text:p text:style-name="Text_20_body">Ligne confirmant ou indiquant l'interdiction de stationner (jaune, T'2)</text:p>
      <text:p text:style-name="Text_20_body">Ligne confirmant ou indiquant l'interdiction de s'arrêter (jaune, continue)</text:p>
      <text:p text:style-name="Standard"/>
      <text:h text:style-name="Heading_20_2" text:outline-level="2">Marques pour voies cyclables</text:h>
      <text:p text:style-name="Standard"/>
      <text:p text:style-name="Text_20_body">Traversées de chaussées par les voies cyclables (T'2)</text:p>
      <text:p text:style-name="Standard"/>
      <text:p text:style-name="Standard"><draw:frame draw:style-name="fr2" draw:name="Objet64" text:anchor-type="paragraph" svg:width="17.286cm" svg:height="13.18cm" draw:z-index="63"><draw:object xlink:href="./Object 64" xlink:type="simple" xlink:show="embed" xlink:actuate="onLoad"/><draw:image xlink:href="./ObjectReplacements/Object 64" xlink:type="simple" xlink:show="embed" xlink:actuate="onLoad"/></draw:frame></text:p>
      <text:h text:style-name="Heading_20_1" text:outline-level="1">Stationnement</text:h>
      <text:h text:style-name="Heading_20_2" text:outline-level="2">Zone de stationnement (plusieurs emplacements)</text:h>
      <text:p text:style-name="Standard"/>
      <text:p text:style-name="Text_20_body">Contour de parking</text:p>
      <text:p text:style-name="Text_20_body"><draw:frame draw:style-name="fr2" draw:name="Objet65" text:anchor-type="paragraph" svg:width="17.286cm" svg:height="5.272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Text_20_body">Zone de livraison</text:p>
      <text:p text:style-name="Text_20_body">Horodateur</text:p>
      <text:p text:style-name="Text_20_body">Peage</text:p>
      <text:p text:style-name="Standard"/>
      <text:h text:style-name="Heading_20_2" text:outline-level="2">Emplacement de stationnement</text:h>
      <text:p text:style-name="Standard"/>
      <text:p text:style-name="Text_20_body">Emplacement normal</text:p>
      <text:p text:style-name="Text_20_body">Emplacement PMR</text:p>
      <text:p text:style-name="Text_20_body">Emplacement Taxi</text:p>
      <text:p text:style-name="Text_20_body">Emplacement Transporteur de fond</text:p>
      <text:p text:style-name="Text_20_body">Emplacement Livraison</text:p>
      <text:p text:style-name="Text_20_body">Emplacement Véhicule électrique</text:p>
      <text:p text:style-name="Standard"/>
      <text:h text:style-name="Heading_20_1" text:outline-level="1">Espaces verts</text:h>
      <text:h text:style-name="Heading_20_2" text:outline-level="2">Typologie Espaces Verts</text:h>
      <text:p text:style-name="Standard"/>
      <text:p text:style-name="Text_20_body">Parcs, jardins et squares</text:p>
      <text:p text:style-name="Text_20_body">Accompagnement de voies</text:p>
      <text:p text:style-name="Text_20_body">Accompagnement bâtiments publics</text:p>
      <text:p text:style-name="Text_20_body">Accompagnement habitations</text:p>
      <text:p text:style-name="Text_20_body">Accompagnement établissement industriels et commerciaux</text:p>
      <text:p text:style-name="Text_20_body">Espaces verts établissements sociaux ou éducatifs</text:p>
      <text:p text:style-name="Text_20_body">Sports</text:p>
      <text:p text:style-name="Text_20_body">Cimetières</text:p>
      <text:p text:style-name="Text_20_body">Campings</text:p>
      <text:p text:style-name="Text_20_body">Etablissements horticoles</text:p>
      <text:p text:style-name="Text_20_body">Espaces naturels aménagés</text:p>
      <text:p text:style-name="Text_20_body">Jardins familiaux</text:p>
      <text:p text:style-name="Text_20_body">Arbres d'alignement</text:p>
      <text:p text:style-name="Standard"><draw:frame draw:style-name="fr3" draw:name="Objet67" text:anchor-type="paragraph" svg:x="-0.12cm" svg:y="4.339cm" svg:width="17.286cm" svg:height="0.527cm" draw:z-index="66"><draw:object xlink:href="./Object 67" xlink:type="simple" xlink:show="embed" xlink:actuate="onLoad"/><draw:image xlink:href="./ObjectReplacements/Object 67" xlink:type="simple" xlink:show="embed" xlink:actuate="onLoad"/></draw:frame><draw:frame draw:style-name="fr1" draw:name="Objet66" text:anchor-type="paragraph" svg:width="17.286cm" svg:height="4.219cm" draw:z-index="65"><draw:object xlink:href="./Object 66" xlink:type="simple" xlink:show="embed" xlink:actuate="onLoad"/><draw:image xlink:href="./ObjectReplacements/Object 66" xlink:type="simple" xlink:show="embed" xlink:actuate="onLoad"/></draw:frame></text:p>
      <text:h text:style-name="Heading_20_2" text:outline-level="2">Objets topographiques espaces verts (nécessitant une précision décimétrique)</text:h>
      <text:p text:style-name="Standard"/>
      <text:p text:style-name="Text_20_body">Surfacique</text:p>
      <text:p text:style-name="Text_20_body"><draw:frame draw:style-name="fr1" draw:name="Objet68" text:anchor-type="paragraph" svg:width="17.286cm" svg:height="7.382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Text_20_body">Linéaire</text:p>
      <text:p text:style-name="Text_20_body"><draw:frame draw:style-name="fr1" draw:name="Objet69" text:anchor-type="paragraph" svg:width="17.286cm" svg:height="1.055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Text_20_body">Ponctuel</text:p>
      <text:p text:style-name="Standard"><draw:frame draw:style-name="fr1" draw:name="Objet70" text:anchor-type="paragraph" svg:width="17.286cm" svg:height="3.692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/>
      <text:h text:style-name="Heading_20_2" text:outline-level="2">Objets topographiques espaces verts (nécessitant une précision métrique)</text:h>
      <text:p text:style-name="Standard"/>
      <text:p text:style-name="Text_20_body">Surfacique</text:p>
      <text:p text:style-name="Text_20_body"><draw:frame draw:style-name="fr1" draw:name="Objet71" text:anchor-type="paragraph" svg:width="17.286cm" svg:height="2.11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Text_20_body">Linéaire</text:p>
      <text:p text:style-name="Text_20_body">Ponctuel</text:p>
      <text:p text:style-name="Standard"/>
      <text:h text:style-name="Heading_20_2" text:outline-level="2">Gestion</text:h>
      <text:p text:style-name="Standard"/>
      <text:p text:style-name="Text_20_body">Espaces Verts entretien Ville La Rochelle</text:p>
      <text:p text:style-name="Text_20_body">Espaces Verts entretien Organisme HLM</text:p>
      <text:p text:style-name="Text_20_body">Espaces Verts entretien Autre organisme ou privé</text:p>
      <text:p text:style-name="Standard"/>
      <text:h text:style-name="Heading_20_1" text:outline-level="1">Mobilier urbain</text:h>
      <text:h text:style-name="Heading_20_2" text:outline-level="2">Stationnement</text:h>
      <text:p text:style-name="Standard"/>
      <text:p text:style-name="Text_20_body">Horodateur</text:p>
      <text:p text:style-name="Standard"><draw:frame draw:style-name="fr1" draw:name="Objet72" text:anchor-type="paragraph" svg:width="17.286cm" svg:height="3.692cm" draw:z-index="71"><draw:object xlink:href="./Object 72" xlink:type="simple" xlink:show="embed" xlink:actuate="onLoad"/><draw:image xlink:href="./ObjectReplacements/Object 72" xlink:type="simple" xlink:show="embed" xlink:actuate="onLoad"/></draw:frame></text:p>
      <text:h text:style-name="Heading_20_2" text:outline-level="2">Propreté urbaine</text:h>
      <text:p text:style-name="Standard"/>
      <text:p text:style-name="Text_20_body">Corbeille</text:p>
      <text:p text:style-name="Standard"><draw:frame draw:style-name="fr1" draw:name="Objet73" text:anchor-type="paragraph" svg:width="17.286cm" svg:height="3.692cm" draw:z-index="72"><draw:object xlink:href="./Object 73" xlink:type="simple" xlink:show="embed" xlink:actuate="onLoad"/><draw:image xlink:href="./ObjectReplacements/Object 73" xlink:type="simple" xlink:show="embed" xlink:actuate="onLoad"/></draw:frame></text:p>
      <text:h text:style-name="Heading_20_2" text:outline-level="2">Transport</text:h>
      <text:p text:style-name="Standard"/>
      <text:p text:style-name="Text_20_body">Groupe d'Arceaux stationnement vélo (Parking cycle)</text:p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 table:style-name="Tableau73.1">
          <table:table-cell table:style-name="Tableau73.A1" office:value-type="string">
            <text:p text:style-name="Table_20_Contents">Arceaux vélos</text:p>
          </table:table-cell>
          <table:table-cell table:style-name="Tableau73.A1" office:value-type="string">
            <text:p text:style-name="P4">Voirie</text:p>
          </table:table-cell>
          <table:table-cell table:style-name="Tableau73.A1" office:value-type="string">
            <text:p text:style-name="P4">0</text:p>
          </table:table-cell>
        </table:table-row>
        <table:table-row table:style-name="Tableau73.1">
          <table:table-cell table:style-name="Tableau73.A1" office:value-type="string">
            <text:p text:style-name="P4">Arceaux vélos</text:p>
          </table:table-cell>
          <table:table-cell table:style-name="Tableau73.A1" office:value-type="string">
            <text:p text:style-name="P4">Voirie</text:p>
          </table:table-cell>
          <table:table-cell table:style-name="Tableau73.A1" office:value-type="string">
            <text:p text:style-name="P4">0</text:p>
          </table:table-cell>
        </table:table-row>
        <table:table-row table:style-name="Tableau73.1">
          <table:table-cell table:style-name="Tableau73.A1" office:value-type="string">
            <text:p text:style-name="P4">Arceaux vélos</text:p>
          </table:table-cell>
          <table:table-cell table:style-name="Tableau73.A1" office:value-type="string">
            <text:p text:style-name="P4">Eclairage Public / Signalisation tricolore</text:p>
          </table:table-cell>
          <table:table-cell table:style-name="Tableau73.A1" office:value-type="string">
            <text:p text:style-name="P4">0</text:p>
          </table:table-cell>
        </table:table-row>
      </table:table>
      <text:p text:style-name="Text_20_body"/>
      <text:p text:style-name="Text_20_body">Arceau stationnement vélo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 table:style-name="Tableau72.1">
          <table:table-cell table:style-name="Tableau72.A1" office:value-type="string">
            <text:p text:style-name="Table_20_Contents">mu_parking_cycle_couleur</text:p>
          </table:table-cell>
          <table:table-cell table:style-name="Tableau72.A1" office:value-type="string">
            <text:p text:style-name="P4">0</text:p>
          </table:table-cell>
          <table:table-cell table:style-name="Tableau72.A1" office:value-type="string">
            <text:p text:style-name="P4">mobilier_urbain_transport</text:p>
          </table:table-cell>
        </table:table-row>
        <table:table-row table:style-name="Tableau72.1">
          <table:table-cell table:style-name="Tableau72.A1" office:value-type="string">
            <text:p text:style-name="P4">mu_parking_cycle_demandeur</text:p>
          </table:table-cell>
          <table:table-cell table:style-name="Tableau72.A1" office:value-type="string">
            <text:p text:style-name="P4">0</text:p>
          </table:table-cell>
          <table:table-cell table:style-name="Tableau72.A1" office:value-type="string">
            <text:p text:style-name="P4">mobilier_urbain_transport</text:p>
          </table:table-cell>
        </table:table-row>
        <table:table-row table:style-name="Tableau72.1">
          <table:table-cell table:style-name="Tableau72.A1" office:value-type="string">
            <text:p text:style-name="P4">mu_parking_cycle_type_arceau</text:p>
          </table:table-cell>
          <table:table-cell table:style-name="Tableau72.A1" office:value-type="string">
            <text:p text:style-name="P4">0</text:p>
          </table:table-cell>
          <table:table-cell table:style-name="Tableau72.A1" office:value-type="string">
            <text:p text:style-name="P4">mobilier_urbain_transport</text:p>
          </table:table-cell>
        </table:table-row>
        <table:table-row table:style-name="Tableau72.1">
          <table:table-cell table:style-name="Tableau72.A1" office:value-type="string">
            <text:p text:style-name="P4">mu_parking_cycles</text:p>
          </table:table-cell>
          <table:table-cell table:style-name="Tableau72.A1" office:value-type="string">
            <text:p text:style-name="P4">0</text:p>
          </table:table-cell>
          <table:table-cell table:style-name="Tableau72.A1" office:value-type="string">
            <text:p text:style-name="P4">mobilier_urbain_transport</text:p>
          </table:table-cell>
        </table:table-row>
        <table:table-row table:style-name="Tableau72.1">
          <table:table-cell table:style-name="Tableau72.A1" office:value-type="string">
            <text:p text:style-name="P4">Support vélo</text:p>
          </table:table-cell>
          <table:table-cell table:style-name="Tableau72.A1" office:value-type="string">
            <text:p text:style-name="P4">Eclairage Public / Signalisation tricolore</text:p>
          </table:table-cell>
          <table:table-cell table:style-name="Tableau72.A1" office:value-type="string">
            <text:p text:style-name="P4">0</text:p>
          </table:table-cell>
        </table:table-row>
        <table:table-row table:style-name="Tableau72.1">
          <table:table-cell table:style-name="Tableau72.A1" office:value-type="string">
            <text:p text:style-name="P4">Support vélo</text:p>
          </table:table-cell>
          <table:table-cell table:style-name="Tableau72.A1" office:value-type="string">
            <text:p text:style-name="P4">Aménagement Espace Public</text:p>
          </table:table-cell>
          <table:table-cell table:style-name="Tableau72.A1" office:value-type="string">
            <text:p text:style-name="P4">0</text:p>
          </table:table-cell>
        </table:table-row>
        <table:table-row table:style-name="Tableau72.1">
          <table:table-cell table:style-name="Tableau72.A1" office:value-type="string">
            <text:p text:style-name="P4">Arceaux pour chicane</text:p>
          </table:table-cell>
          <table:table-cell table:style-name="Tableau72.A1" office:value-type="string">
            <text:p text:style-name="P4">Voirie</text:p>
          </table:table-cell>
          <table:table-cell table:style-name="Tableau72.A1" office:value-type="string">
            <text:p text:style-name="P4">0</text:p>
          </table:table-cell>
        </table:table-row>
        <table:table-row table:style-name="Tableau72.1">
          <table:table-cell table:style-name="Tableau72.A1" office:value-type="string">
            <text:p text:style-name="P4">Arceaux pour chicane</text:p>
          </table:table-cell>
          <table:table-cell table:style-name="Tableau72.A1" office:value-type="string">
            <text:p text:style-name="P4">Voirie</text:p>
          </table:table-cell>
          <table:table-cell table:style-name="Tableau72.A1" office:value-type="string">
            <text:p text:style-name="P4">0</text:p>
          </table:table-cell>
        </table:table-row>
      </table:table>
      <text:p text:style-name="Text_20_body"/>
      <text:p text:style-name="Text_20_body">Arceau chicane</text:p>
      <table:table table:name="Tableau71" table:style-name="Tableau71">
        <table:table-column table:style-name="Tableau71.A"/>
        <table:table-column table:style-name="Tableau71.B"/>
        <table:table-column table:style-name="Tableau71.C"/>
        <table:table-row table:style-name="Tableau71.1">
          <table:table-cell table:style-name="Tableau71.A1" office:value-type="string">
            <text:p text:style-name="Table_20_Contents">Arceaux pour chicane</text:p>
          </table:table-cell>
          <table:table-cell table:style-name="Tableau71.A1" office:value-type="string">
            <text:p text:style-name="P4">Voirie</text:p>
          </table:table-cell>
          <table:table-cell table:style-name="Tableau71.A1" office:value-type="string">
            <text:p text:style-name="P4">0</text:p>
          </table:table-cell>
        </table:table-row>
        <table:table-row table:style-name="Tableau71.1">
          <table:table-cell table:style-name="Tableau71.A1" office:value-type="string">
            <text:p text:style-name="P4">Arceaux pour chicane</text:p>
          </table:table-cell>
          <table:table-cell table:style-name="Tableau71.A1" office:value-type="string">
            <text:p text:style-name="P4">Voirie</text:p>
          </table:table-cell>
          <table:table-cell table:style-name="Tableau71.A1" office:value-type="string">
            <text:p text:style-name="P4">0</text:p>
          </table:table-cell>
        </table:table-row>
      </table:table>
      <text:p text:style-name="Text_20_body"/>
      <text:p text:style-name="Text_20_body">Abribus</text:p>
      <table:table table:name="Tableau70" table:style-name="Tableau70">
        <table:table-column table:style-name="Tableau70.A"/>
        <table:table-column table:style-name="Tableau70.B"/>
        <table:table-column table:style-name="Tableau70.C"/>
        <table:table-row table:style-name="Tableau70.1">
          <table:table-cell table:style-name="Tableau70.A1" office:value-type="string">
            <text:p text:style-name="Table_20_Contents">Abri bus</text:p>
          </table:table-cell>
          <table:table-cell table:style-name="Tableau70.A1" office:value-type="string">
            <text:p text:style-name="P4">Aménagement Espace Public</text:p>
          </table:table-cell>
          <table:table-cell table:style-name="Tableau70.A1" office:value-type="string">
            <text:p text:style-name="P4">0</text:p>
          </table:table-cell>
        </table:table-row>
        <table:table-row table:style-name="Tableau70.1">
          <table:table-cell table:style-name="Tableau70.A1" office:value-type="string">
            <text:p text:style-name="P4">Abri bus</text:p>
          </table:table-cell>
          <table:table-cell table:style-name="Tableau70.A1" office:value-type="string">
            <text:p text:style-name="P4">Eclairage Public / Signalisation tricolore</text:p>
          </table:table-cell>
          <table:table-cell table:style-name="Tableau70.A1" office:value-type="string">
            <text:p text:style-name="P4">0</text:p>
          </table:table-cell>
        </table:table-row>
        <table:table-row table:style-name="Tableau70.1">
          <table:table-cell table:style-name="Tableau70.A1" office:value-type="string">
            <text:p text:style-name="P4">Abri bus</text:p>
          </table:table-cell>
          <table:table-cell table:style-name="Tableau70.A1" office:value-type="string">
            <text:p text:style-name="P4">Voirie</text:p>
          </table:table-cell>
          <table:table-cell table:style-name="Tableau70.A1" office:value-type="string">
            <text:p text:style-name="P4">0</text:p>
          </table:table-cell>
        </table:table-row>
        <table:table-row table:style-name="Tableau70.1">
          <table:table-cell table:style-name="Tableau70.A1" office:value-type="string">
            <text:p text:style-name="P4">mu_abribus</text:p>
          </table:table-cell>
          <table:table-cell table:style-name="Tableau70.A1" office:value-type="string">
            <text:p text:style-name="P4">0</text:p>
          </table:table-cell>
          <table:table-cell table:style-name="Tableau70.A1" office:value-type="string">
            <text:p text:style-name="P4">mobilier_urbain_transport</text:p>
          </table:table-cell>
        </table:table-row>
      </table:table>
      <text:p text:style-name="Text_20_body"/>
      <text:p text:style-name="Text_20_body">Poteau d'arret de bus</text:p>
      <table:table table:name="Tableau69" table:style-name="Tableau69">
        <table:table-column table:style-name="Tableau69.A"/>
        <table:table-column table:style-name="Tableau69.B"/>
        <table:table-column table:style-name="Tableau69.C"/>
        <table:table-row table:style-name="Tableau69.1">
          <table:table-cell table:style-name="Tableau69.A1" office:value-type="string">
            <text:p text:style-name="Table_20_Contents">Poteau d'arrêt de bus</text:p>
          </table:table-cell>
          <table:table-cell table:style-name="Tableau69.A1" office:value-type="string">
            <text:p text:style-name="P4">Voirie</text:p>
          </table:table-cell>
          <table:table-cell table:style-name="Tableau69.A1" office:value-type="string">
            <text:p text:style-name="P4">0</text:p>
          </table:table-cell>
        </table:table-row>
        <table:table-row table:style-name="Tableau69.1">
          <table:table-cell table:style-name="Tableau69.A1" office:value-type="string">
            <text:p text:style-name="P4">Poteau d'arrêt de bus</text:p>
          </table:table-cell>
          <table:table-cell table:style-name="Tableau69.A1" office:value-type="string">
            <text:p text:style-name="P4">Eclairage Public / Signalisation tricolore</text:p>
          </table:table-cell>
          <table:table-cell table:style-name="Tableau69.A1" office:value-type="string">
            <text:p text:style-name="P4">0</text:p>
          </table:table-cell>
        </table:table-row>
        <table:table-row table:style-name="Tableau69.1">
          <table:table-cell table:style-name="Tableau69.A1" office:value-type="string">
            <text:p text:style-name="P4">Poteau d'arrêt de bus</text:p>
          </table:table-cell>
          <table:table-cell table:style-name="Tableau69.A1" office:value-type="string">
            <text:p text:style-name="P4">Voirie</text:p>
          </table:table-cell>
          <table:table-cell table:style-name="Tableau69.A1" office:value-type="string">
            <text:p text:style-name="P4">0</text:p>
          </table:table-cell>
        </table:table-row>
        <table:table-row table:style-name="Tableau69.1">
          <table:table-cell table:style-name="Tableau69.A1" office:value-type="string">
            <text:p text:style-name="P4">Poteau d'arrêt de bus</text:p>
          </table:table-cell>
          <table:table-cell table:style-name="Tableau69.A1" office:value-type="string">
            <text:p text:style-name="P4">Aménagement Espace Public</text:p>
          </table:table-cell>
          <table:table-cell table:style-name="Tableau69.A1" office:value-type="string">
            <text:p text:style-name="P4">0</text:p>
          </table:table-cell>
        </table:table-row>
      </table:table>
      <text:p text:style-name="Text_20_body"/>
      <text:p text:style-name="Text_20_body">Borne Auto Plus</text:p>
      <table:table table:name="Tableau48" table:style-name="Tableau48">
        <table:table-column table:style-name="Tableau48.A"/>
        <table:table-column table:style-name="Tableau48.B"/>
        <table:table-column table:style-name="Tableau48.C"/>
        <table:table-row table:style-name="Tableau48.1">
          <table:table-cell table:style-name="Tableau48.A1" office:value-type="string">
            <text:p text:style-name="Table_20_Contents">Borne autoplus</text:p>
          </table:table-cell>
          <table:table-cell table:style-name="Tableau48.A1" office:value-type="string">
            <text:p text:style-name="P4">Eclairage Public / Signalisation tricolore</text:p>
          </table:table-cell>
          <table:table-cell table:style-name="Tableau48.A1" office:value-type="string">
            <text:p text:style-name="P4">0</text:p>
          </table:table-cell>
        </table:table-row>
        <table:table-row table:style-name="Tableau48.1">
          <table:table-cell table:style-name="Tableau48.A1" office:value-type="string">
            <text:p text:style-name="P4">Borne autoplus</text:p>
          </table:table-cell>
          <table:table-cell table:style-name="Tableau48.A1" office:value-type="string">
            <text:p text:style-name="P4">Voirie</text:p>
          </table:table-cell>
          <table:table-cell table:style-name="Tableau48.A1" office:value-type="string">
            <text:p text:style-name="P4">0</text:p>
          </table:table-cell>
        </table:table-row>
      </table:table>
      <text:p text:style-name="Standard"/>
      <text:h text:style-name="Heading_20_2" text:outline-level="2">Affichage</text:h>
      <text:p text:style-name="Standard"/>
      <text:p text:style-name="Text_20_body">Publicitaire</text:p>
      <table:table table:name="Tableau68" table:style-name="Tableau68">
        <table:table-column table:style-name="Tableau68.A"/>
        <table:table-column table:style-name="Tableau68.B"/>
        <table:table-column table:style-name="Tableau68.C"/>
        <table:table-row table:style-name="Tableau68.1">
          <table:table-cell table:style-name="Tableau68.A1" office:value-type="string">
            <text:p text:style-name="Table_20_Contents">mu_publicitaire_enseigne</text:p>
          </table:table-cell>
          <table:table-cell table:style-name="Tableau68.A1" office:value-type="string">
            <text:p text:style-name="P4">0</text:p>
          </table:table-cell>
          <table:table-cell table:style-name="Tableau68.A1" office:value-type="string">
            <text:p text:style-name="P4">mobilier_urbain_affichage</text:p>
          </table:table-cell>
        </table:table-row>
        <table:table-row table:style-name="Tableau68.1">
          <table:table-cell table:style-name="Tableau68.A1" office:value-type="string">
            <text:p text:style-name="P4">mu_publicitaire_panneau</text:p>
          </table:table-cell>
          <table:table-cell table:style-name="Tableau68.A1" office:value-type="string">
            <text:p text:style-name="P4">0</text:p>
          </table:table-cell>
          <table:table-cell table:style-name="Tableau68.A1" office:value-type="string">
            <text:p text:style-name="P4">mobilier_urbain_affichage</text:p>
          </table:table-cell>
        </table:table-row>
        <table:table-row table:style-name="Tableau68.1">
          <table:table-cell table:style-name="Tableau68.A1" office:value-type="string">
            <text:p text:style-name="P4">mu_publicitaire_pre_enseigne</text:p>
          </table:table-cell>
          <table:table-cell table:style-name="Tableau68.A1" office:value-type="string">
            <text:p text:style-name="P4">0</text:p>
          </table:table-cell>
          <table:table-cell table:style-name="Tableau68.A1" office:value-type="string">
            <text:p text:style-name="P4">mobilier_urbain_affichage</text:p>
          </table:table-cell>
        </table:table-row>
        <table:table-row table:style-name="Tableau68.1">
          <table:table-cell table:style-name="Tableau68.A1" office:value-type="string">
            <text:p text:style-name="P4">Panneau publicitaire</text:p>
          </table:table-cell>
          <table:table-cell table:style-name="Tableau68.A1" office:value-type="string">
            <text:p text:style-name="P4">Voirie</text:p>
          </table:table-cell>
          <table:table-cell table:style-name="Tableau68.A1" office:value-type="string">
            <text:p text:style-name="P4">0</text:p>
          </table:table-cell>
        </table:table-row>
        <table:table-row table:style-name="Tableau68.1">
          <table:table-cell table:style-name="Tableau68.A1" office:value-type="string">
            <text:p text:style-name="P4">Panneau publicitaire</text:p>
          </table:table-cell>
          <table:table-cell table:style-name="Tableau68.A1" office:value-type="string">
            <text:p text:style-name="P4">Eclairage Public / Signalisation tricolore</text:p>
          </table:table-cell>
          <table:table-cell table:style-name="Tableau68.A1" office:value-type="string">
            <text:p text:style-name="P4">0</text:p>
          </table:table-cell>
        </table:table-row>
      </table:table>
      <text:p text:style-name="Text_20_body"/>
      <text:p text:style-name="Text_20_body">Planimètre</text:p>
      <table:table table:name="Tableau67" table:style-name="Tableau67">
        <table:table-column table:style-name="Tableau67.A"/>
        <table:table-column table:style-name="Tableau67.B"/>
        <table:table-column table:style-name="Tableau67.C"/>
        <table:table-row table:style-name="Tableau67.1">
          <table:table-cell table:style-name="Tableau67.A1" office:value-type="string">
            <text:p text:style-name="Table_20_Contents">mu_planimetre</text:p>
          </table:table-cell>
          <table:table-cell table:style-name="Tableau67.A1" office:value-type="string">
            <text:p text:style-name="P4">0</text:p>
          </table:table-cell>
          <table:table-cell table:style-name="Tableau67.A1" office:value-type="string">
            <text:p text:style-name="P4">mobilier_urbain_affichage</text:p>
          </table:table-cell>
        </table:table-row>
        <table:table-row table:style-name="Tableau67.1">
          <table:table-cell table:style-name="Tableau67.A1" office:value-type="string">
            <text:p text:style-name="P4">Planimètre</text:p>
          </table:table-cell>
          <table:table-cell table:style-name="Tableau67.A1" office:value-type="string">
            <text:p text:style-name="P4">Eclairage Public / Signalisation tricolore</text:p>
          </table:table-cell>
          <table:table-cell table:style-name="Tableau67.A1" office:value-type="string">
            <text:p text:style-name="P4">0</text:p>
          </table:table-cell>
        </table:table-row>
        <table:table-row table:style-name="Tableau67.1">
          <table:table-cell table:style-name="Tableau67.A1" office:value-type="string">
            <text:p text:style-name="P4">Planimètre</text:p>
          </table:table-cell>
          <table:table-cell table:style-name="Tableau67.A1" office:value-type="string">
            <text:p text:style-name="P4">Voirie</text:p>
          </table:table-cell>
          <table:table-cell table:style-name="Tableau67.A1" office:value-type="string">
            <text:p text:style-name="P4">0</text:p>
          </table:table-cell>
        </table:table-row>
        <table:table-row table:style-name="Tableau67.1">
          <table:table-cell table:style-name="Tableau67.A1" office:value-type="string">
            <text:p text:style-name="P4">Planimètre</text:p>
          </table:table-cell>
          <table:table-cell table:style-name="Tableau67.A1" office:value-type="string">
            <text:p text:style-name="P4">Voirie</text:p>
          </table:table-cell>
          <table:table-cell table:style-name="Tableau67.A1" office:value-type="string">
            <text:p text:style-name="P4">0</text:p>
          </table:table-cell>
        </table:table-row>
      </table:table>
      <text:p text:style-name="Text_20_body"/>
      <text:p text:style-name="Text_20_body">Panneau d'affichage libre</text:p>
      <table:table table:name="Tableau49" table:style-name="Tableau49">
        <table:table-column table:style-name="Tableau49.A"/>
        <table:table-column table:style-name="Tableau49.B"/>
        <table:table-column table:style-name="Tableau49.C"/>
        <table:table-row table:style-name="Tableau49.1">
          <table:table-cell table:style-name="Tableau49.A1" office:value-type="string">
            <text:p text:style-name="Table_20_Contents">Panneau d'affichage libre</text:p>
          </table:table-cell>
          <table:table-cell table:style-name="Tableau49.A1" office:value-type="string">
            <text:p text:style-name="P4">Eclairage Public / Signalisation tricolore</text:p>
          </table:table-cell>
          <table:table-cell table:style-name="Tableau49.A1" office:value-type="string">
            <text:p text:style-name="P4">0</text:p>
          </table:table-cell>
        </table:table-row>
        <table:table-row table:style-name="Tableau49.1">
          <table:table-cell table:style-name="Tableau49.A1" office:value-type="string">
            <text:p text:style-name="P4">Panneau d'affichage libre</text:p>
          </table:table-cell>
          <table:table-cell table:style-name="Tableau49.A1" office:value-type="string">
            <text:p text:style-name="P4">Espaces verts / Propreté Urbaine</text:p>
          </table:table-cell>
          <table:table-cell table:style-name="Tableau49.A1" office:value-type="string">
            <text:p text:style-name="P4">0</text:p>
          </table:table-cell>
        </table:table-row>
        <table:table-row table:style-name="Tableau49.1">
          <table:table-cell table:style-name="Tableau49.A1" office:value-type="string">
            <text:p text:style-name="P4">Panneau d'affichage libre</text:p>
          </table:table-cell>
          <table:table-cell table:style-name="Tableau49.A1" office:value-type="string">
            <text:p text:style-name="P4">Voirie</text:p>
          </table:table-cell>
          <table:table-cell table:style-name="Tableau49.A1" office:value-type="string">
            <text:p text:style-name="P4">0</text:p>
          </table:table-cell>
        </table:table-row>
        <table:table-row table:style-name="Tableau49.1">
          <table:table-cell table:style-name="Tableau49.A1" office:value-type="string">
            <text:p text:style-name="P4">Panneaux d'affichage libre</text:p>
          </table:table-cell>
          <table:table-cell table:style-name="Tableau49.A1" office:value-type="string">
            <text:p text:style-name="P4">0</text:p>
          </table:table-cell>
          <table:table-cell table:style-name="Tableau49.A1" office:value-type="string">
            <text:p text:style-name="P4">0</text:p>
          </table:table-cell>
        </table:table-row>
      </table:table>
      <text:p text:style-name="Text_20_body"/>
      <text:p text:style-name="Text_20_body">Fourreau pour mat de pavoisement</text:p>
      <text:p text:style-name="Standard"/>
      <text:h text:style-name="Heading_20_2" text:outline-level="2">Espaces Verts</text:h>
      <text:p text:style-name="Text_20_body"/>
      <text:p text:style-name="Text_20_body">Objet Surfacique (vespachien, jeu d'enfants, kiosque, … )</text:p>
      <table:table table:name="Tableau66" table:style-name="Tableau66">
        <table:table-column table:style-name="Tableau66.A"/>
        <table:table-column table:style-name="Tableau66.B"/>
        <table:table-column table:style-name="Tableau66.C"/>
        <table:table-row table:style-name="Tableau66.1">
          <table:table-cell table:style-name="Tableau66.A1" office:value-type="string">
            <text:p text:style-name="Table_20_Contents">Vespachien</text:p>
          </table:table-cell>
          <table:table-cell table:style-name="Tableau66.A1" office:value-type="string">
            <text:p text:style-name="P4">Espaces verts / Propreté Urbaine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Vespachien</text:p>
          </table:table-cell>
          <table:table-cell table:style-name="Tableau66.A1" office:value-type="string">
            <text:p text:style-name="P4">Eclairage Public / Signalisation tricolore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Vespachien</text:p>
          </table:table-cell>
          <table:table-cell table:style-name="Tableau66.A1" office:value-type="string">
            <text:p text:style-name="P4">Aménagement Espace Public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Jeu d'enfants</text:p>
          </table:table-cell>
          <table:table-cell table:style-name="Tableau66.A1" office:value-type="string">
            <text:p text:style-name="P4">Eclairage Public / Signalisation tricolore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Jeu d'enfants</text:p>
          </table:table-cell>
          <table:table-cell table:style-name="Tableau66.A1" office:value-type="string">
            <text:p text:style-name="P4">Espaces verts / Propreté Urbaine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Jeux et agrès</text:p>
          </table:table-cell>
          <table:table-cell table:style-name="Tableau66.A1" office:value-type="string">
            <text:p text:style-name="P4">0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Mobilier de jeu</text:p>
          </table:table-cell>
          <table:table-cell table:style-name="Tableau66.A1" office:value-type="string">
            <text:p text:style-name="P4">Aménagement Espace Public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Kiosque</text:p>
          </table:table-cell>
          <table:table-cell table:style-name="Tableau66.A1" office:value-type="string">
            <text:p text:style-name="P4">Eclairage Public / Signalisation tricolore</text:p>
          </table:table-cell>
          <table:table-cell table:style-name="Tableau66.A1" office:value-type="string">
            <text:p text:style-name="P4">0</text:p>
          </table:table-cell>
        </table:table-row>
        <table:table-row table:style-name="Tableau66.1">
          <table:table-cell table:style-name="Tableau66.A1" office:value-type="string">
            <text:p text:style-name="P4">Kiosque</text:p>
          </table:table-cell>
          <table:table-cell table:style-name="Tableau66.A1" office:value-type="string">
            <text:p text:style-name="P4">Voirie</text:p>
          </table:table-cell>
          <table:table-cell table:style-name="Tableau66.A1" office:value-type="string">
            <text:p text:style-name="P4">0</text:p>
          </table:table-cell>
        </table:table-row>
      </table:table>
      <text:p text:style-name="Text_20_body"/>
      <text:p text:style-name="Text_20_body">Objet Linéaire ()</text:p>
      <text:p text:style-name="Text_20_body"/>
      <text:p text:style-name="Text_20_body">Objet Ponctuel (Banc, Jardinière, … )</text:p>
      <table:table table:name="Tableau50" table:style-name="Tableau50">
        <table:table-column table:style-name="Tableau50.A"/>
        <table:table-column table:style-name="Tableau50.B"/>
        <table:table-column table:style-name="Tableau50.C"/>
        <table:table-row table:style-name="Tableau50.1">
          <table:table-cell table:style-name="Tableau50.A1" office:value-type="string">
            <text:p text:style-name="Table_20_Contents">Banc</text:p>
          </table:table-cell>
          <table:table-cell table:style-name="Tableau50.A1" office:value-type="string">
            <text:p text:style-name="P4">Aménagement Espace Public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Banc</text:p>
          </table:table-cell>
          <table:table-cell table:style-name="Tableau50.A1" office:value-type="string">
            <text:p text:style-name="P4">Espaces verts / Propreté Urbain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Banc</text:p>
          </table:table-cell>
          <table:table-cell table:style-name="Tableau50.A1" office:value-type="string">
            <text:p text:style-name="P4">Voiri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Banc</text:p>
          </table:table-cell>
          <table:table-cell table:style-name="Tableau50.A1" office:value-type="string">
            <text:p text:style-name="P4">0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Banc</text:p>
          </table:table-cell>
          <table:table-cell table:style-name="Tableau50.A1" office:value-type="string">
            <text:p text:style-name="P4">Eclairage Public / Signalisation tricolor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Banc</text:p>
          </table:table-cell>
          <table:table-cell table:style-name="Tableau50.A1" office:value-type="string">
            <text:p text:style-name="P4">Espaces verts / Propreté Urbain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mu_banc</text:p>
          </table:table-cell>
          <table:table-cell table:style-name="Tableau50.A1" office:value-type="string">
            <text:p text:style-name="P4">0</text:p>
          </table:table-cell>
          <table:table-cell table:style-name="Tableau50.A1" office:value-type="string">
            <text:p text:style-name="P4">mobilier_urbain_espaces_verts</text:p>
          </table:table-cell>
        </table:table-row>
        <table:table-row table:style-name="Tableau50.1">
          <table:table-cell table:style-name="Tableau50.A1" office:value-type="string">
            <text:p text:style-name="P4">Jardinière</text:p>
          </table:table-cell>
          <table:table-cell table:style-name="Tableau50.A1" office:value-type="string">
            <text:p text:style-name="P4">Aménagement Espace Public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Jardinière</text:p>
          </table:table-cell>
          <table:table-cell table:style-name="Tableau50.A1" office:value-type="string">
            <text:p text:style-name="P4">Eclairage Public / Signalisation tricolor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Jardinière</text:p>
          </table:table-cell>
          <table:table-cell table:style-name="Tableau50.A1" office:value-type="string">
            <text:p text:style-name="P4">Voiri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Grille d'arbre</text:p>
          </table:table-cell>
          <table:table-cell table:style-name="Tableau50.A1" office:value-type="string">
            <text:p text:style-name="P4">Espaces verts / Propreté Urbain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Grille d'arbre</text:p>
          </table:table-cell>
          <table:table-cell table:style-name="Tableau50.A1" office:value-type="string">
            <text:p text:style-name="P4">Espaces verts / Propreté Urbaine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Grille d'arbre</text:p>
          </table:table-cell>
          <table:table-cell table:style-name="Tableau50.A1" office:value-type="string">
            <text:p text:style-name="P4">Aménagement Espace Public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Grille d'arbre</text:p>
          </table:table-cell>
          <table:table-cell table:style-name="Tableau50.A1" office:value-type="string">
            <text:p text:style-name="P4">Aménagement Espace Public</text:p>
          </table:table-cell>
          <table:table-cell table:style-name="Tableau50.A1" office:value-type="string">
            <text:p text:style-name="P4">0</text:p>
          </table:table-cell>
        </table:table-row>
        <table:table-row table:style-name="Tableau50.1">
          <table:table-cell table:style-name="Tableau50.A1" office:value-type="string">
            <text:p text:style-name="P4">Grille d'arbre</text:p>
          </table:table-cell>
          <table:table-cell table:style-name="Tableau50.A1" office:value-type="string">
            <text:p text:style-name="P4">Espaces verts / Propreté Urbaine</text:p>
          </table:table-cell>
          <table:table-cell table:style-name="Tableau50.A1" office:value-type="string">
            <text:p text:style-name="P4">0</text:p>
          </table:table-cell>
        </table:table-row>
      </table:table>
      <text:p text:style-name="Text_20_body"/>
      <text:p text:style-name="Text_20_body"/>
      <text:h text:style-name="Heading_20_2" text:outline-level="2">Sécurité</text:h>
      <text:p text:style-name="Standard"/>
      <text:p text:style-name="Text_20_body">Objet Surfacique (Poste de Contrôle d'accès, … )</text:p>
      <table:table table:name="Tableau65" table:style-name="Tableau65">
        <table:table-column table:style-name="Tableau65.A"/>
        <table:table-column table:style-name="Tableau65.B"/>
        <table:table-row table:style-name="Tableau65.1">
          <table:table-cell table:style-name="Tableau65.A1" office:value-type="string">
            <text:p text:style-name="Table_20_Contents">Poste de Contrôle d'Accès</text:p>
          </table:table-cell>
          <table:table-cell table:style-name="Tableau65.A1" office:value-type="string">
            <text:p text:style-name="P4">Voirie</text:p>
          </table:table-cell>
        </table:table-row>
        <table:table-row table:style-name="Tableau65.1">
          <table:table-cell table:style-name="Tableau65.A1" office:value-type="string">
            <text:p text:style-name="P4">Poste de Contrôle d'Accès</text:p>
          </table:table-cell>
          <table:table-cell table:style-name="Tableau65.A1" office:value-type="string">
            <text:p text:style-name="P4">Voirie</text:p>
          </table:table-cell>
        </table:table-row>
        <table:table-row table:style-name="Tableau65.1">
          <table:table-cell table:style-name="Tableau65.A1" office:value-type="string">
            <text:p text:style-name="P4">Poste de Contrôle d'Accès</text:p>
          </table:table-cell>
          <table:table-cell table:style-name="Tableau65.A1" office:value-type="string">
            <text:p text:style-name="P4">Voirie</text:p>
          </table:table-cell>
        </table:table-row>
        <table:table-row table:style-name="Tableau65.1">
          <table:table-cell table:style-name="Tableau65.A1" office:value-type="string">
            <text:p text:style-name="P4">Poste de Contrôle d'Accès</text:p>
          </table:table-cell>
          <table:table-cell table:style-name="Tableau65.A1" office:value-type="string">
            <text:p text:style-name="P4">Eclairage Public / Signalisation tricolore</text:p>
          </table:table-cell>
        </table:table-row>
      </table:table>
      <text:p text:style-name="Text_20_body"/>
      <text:p text:style-name="Text_20_body">Objet Linéaire (barrière de ville, chaine, gabarit de hauteur, barrière levante, … )</text:p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office:value-type="string">
            <text:p text:style-name="Table_20_Contents">Barriere - croix de saint andré</text:p>
          </table:table-cell>
          <table:table-cell table:style-name="Tableau64.A1" office:value-type="string">
            <text:p text:style-name="P4">Voirie</text:p>
          </table:table-cell>
        </table:table-row>
        <table:table-row table:style-name="Tableau64.1">
          <table:table-cell table:style-name="Tableau64.A1" office:value-type="string">
            <text:p text:style-name="P4">Barrières de ville</text:p>
          </table:table-cell>
          <table:table-cell table:style-name="Tableau64.A1" office:value-type="string">
            <text:p text:style-name="P4">Aménagement Espace Public</text:p>
          </table:table-cell>
        </table:table-row>
        <table:table-row table:style-name="Tableau64.1">
          <table:table-cell table:style-name="Tableau64.A1" office:value-type="string">
            <text:p text:style-name="P4">Croix de Saint André</text:p>
          </table:table-cell>
          <table:table-cell table:style-name="Tableau64.A1" office:value-type="string">
            <text:p text:style-name="P4">0</text:p>
          </table:table-cell>
        </table:table-row>
        <table:table-row table:style-name="Tableau64.1">
          <table:table-cell table:style-name="Tableau64.A1" office:value-type="string">
            <text:p text:style-name="P4">Chaine</text:p>
          </table:table-cell>
          <table:table-cell table:style-name="Tableau64.A1" office:value-type="string">
            <text:p text:style-name="P4">0</text:p>
          </table:table-cell>
        </table:table-row>
        <table:table-row table:style-name="Tableau64.1">
          <table:table-cell table:style-name="Tableau64.A1" office:value-type="string">
            <text:p text:style-name="P4">Chaîne</text:p>
          </table:table-cell>
          <table:table-cell table:style-name="Tableau64.A1" office:value-type="string">
            <text:p text:style-name="P4">Voirie</text:p>
          </table:table-cell>
        </table:table-row>
        <table:table-row table:style-name="Tableau64.1">
          <table:table-cell table:style-name="Tableau64.A1" office:value-type="string">
            <text:p text:style-name="P4">Chaîne</text:p>
          </table:table-cell>
          <table:table-cell table:style-name="Tableau64.A1" office:value-type="string">
            <text:p text:style-name="P4">Eclairage Public / Signalisation tricolore</text:p>
          </table:table-cell>
        </table:table-row>
        <table:table-row table:style-name="Tableau64.1">
          <table:table-cell table:style-name="Tableau64.A1" office:value-type="string">
            <text:p text:style-name="P4">Chaîne</text:p>
          </table:table-cell>
          <table:table-cell table:style-name="Tableau64.A1" office:value-type="string">
            <text:p text:style-name="P4">Voirie</text:p>
          </table:table-cell>
        </table:table-row>
        <table:table-row table:style-name="Tableau64.1">
          <table:table-cell table:style-name="Tableau64.A1" office:value-type="string">
            <text:p text:style-name="P4">Gabarit de hauteur</text:p>
          </table:table-cell>
          <table:table-cell table:style-name="Tableau64.A1" office:value-type="string">
            <text:p text:style-name="P4">Eclairage Public / Signalisation tricolore</text:p>
          </table:table-cell>
        </table:table-row>
        <table:table-row table:style-name="Tableau64.1">
          <table:table-cell table:style-name="Tableau64.A1" office:value-type="string">
            <text:p text:style-name="P4">Gabarit de hauteur</text:p>
          </table:table-cell>
          <table:table-cell table:style-name="Tableau64.A1" office:value-type="string">
            <text:p text:style-name="P4">Voirie</text:p>
          </table:table-cell>
        </table:table-row>
        <table:table-row table:style-name="Tableau64.1">
          <table:table-cell table:style-name="Tableau64.A1" office:value-type="string">
            <text:p text:style-name="P4">Gabarit de hauteur</text:p>
          </table:table-cell>
          <table:table-cell table:style-name="Tableau64.A1" office:value-type="string">
            <text:p text:style-name="P4">Voirie</text:p>
          </table:table-cell>
        </table:table-row>
        <table:table-row table:style-name="Tableau64.1">
          <table:table-cell table:style-name="Tableau64.A1" office:value-type="string">
            <text:p text:style-name="P4">Barrière / obstacle de passage</text:p>
          </table:table-cell>
          <table:table-cell table:style-name="Tableau64.A1" office:value-type="string">
            <text:p text:style-name="P4">Eclairage Public / Signalisation tricolore</text:p>
          </table:table-cell>
        </table:table-row>
        <table:table-row table:style-name="Tableau64.1">
          <table:table-cell table:style-name="Tableau64.A1" office:value-type="string">
            <text:p text:style-name="P4">Barrière / obstacle de passage</text:p>
          </table:table-cell>
          <table:table-cell table:style-name="Tableau64.A1" office:value-type="string">
            <text:p text:style-name="P4">Stationnement</text:p>
          </table:table-cell>
        </table:table-row>
        <table:table-row table:style-name="Tableau64.1">
          <table:table-cell table:style-name="Tableau64.A1" office:value-type="string">
            <text:p text:style-name="P4">Barrière / obstacle de passage</text:p>
          </table:table-cell>
          <table:table-cell table:style-name="Tableau64.A1" office:value-type="string">
            <text:p text:style-name="P4">Eclairage Public / Signalisation tricolore</text:p>
          </table:table-cell>
        </table:table-row>
        <table:table-row table:style-name="Tableau64.1">
          <table:table-cell table:style-name="Tableau64.A1" office:value-type="string">
            <text:p text:style-name="P4">Barrière / obstacle de passage</text:p>
          </table:table-cell>
          <table:table-cell table:style-name="Tableau64.A1" office:value-type="string">
            <text:p text:style-name="P4">Aménagement Espace Public</text:p>
          </table:table-cell>
        </table:table-row>
        <table:table-row table:style-name="Tableau64.1">
          <table:table-cell table:style-name="Tableau64.A1" office:value-type="string">
            <text:p text:style-name="P4">Barrière / obstacle de passage</text:p>
          </table:table-cell>
          <table:table-cell table:style-name="Tableau64.A1" office:value-type="string">
            <text:p text:style-name="P4">Voirie</text:p>
          </table:table-cell>
        </table:table-row>
        <table:table-row table:style-name="Tableau64.1">
          <table:table-cell table:style-name="Tableau64.A1" office:value-type="string">
            <text:p text:style-name="P4">Obstacle de passage</text:p>
          </table:table-cell>
          <table:table-cell table:style-name="Tableau64.A1" office:value-type="string">
            <text:p text:style-name="P4">0</text:p>
          </table:table-cell>
        </table:table-row>
      </table:table>
      <text:p text:style-name="Text_20_body"/>
      <text:p text:style-name="Text_20_body">Objet Ponctuel (Borne / Potelet, … )</text:p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office:value-type="string">
            <text:p text:style-name="Table_20_Contents">Borne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</text:p>
          </table:table-cell>
          <table:table-cell table:style-name="Tableau51.A1" office:value-type="string">
            <text:p text:style-name="P4">Eclairage Public / Signalisation tricolore</text:p>
          </table:table-cell>
        </table:table-row>
        <table:table-row table:style-name="Tableau51.1">
          <table:table-cell table:style-name="Tableau51.A1" office:value-type="string">
            <text:p text:style-name="P4">Borne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 / potelet</text:p>
          </table:table-cell>
          <table:table-cell table:style-name="Tableau51.A1" office:value-type="string">
            <text:p text:style-name="P4">Aménagement Espace Public</text:p>
          </table:table-cell>
        </table:table-row>
        <table:table-row table:style-name="Tableau51.1">
          <table:table-cell table:style-name="Tableau51.A1" office:value-type="string">
            <text:p text:style-name="P4">Potelet</text:p>
          </table:table-cell>
          <table:table-cell table:style-name="Tableau51.A1" office:value-type="string">
            <text:p text:style-name="P4">Voirie</text:p>
          </table:table-cell>
        </table:table-row>
        <table:table-row table:style-name="Tableau51.1">
          <table:table-cell table:style-name="Tableau51.A1" office:value-type="string">
            <text:p text:style-name="P4">Borne escamotable</text:p>
          </table:table-cell>
          <table:table-cell table:style-name="Tableau51.A1" office:value-type="string">
            <text:p text:style-name="P4">Voirie</text:p>
          </table:table-cell>
        </table:table-row>
      </table:table>
      <text:p text:style-name="Standard"/>
      <text:h text:style-name="Heading_20_2" text:outline-level="2">Services (souvent externe à la ville de La Rochelle)</text:h>
      <text:p text:style-name="Standard"/>
      <text:p text:style-name="Text_20_body">Boite aux lettres</text:p>
      <table:table table:name="Tableau63" table:style-name="Tableau63">
        <table:table-column table:style-name="Tableau63.A"/>
        <table:table-column table:style-name="Tableau63.B"/>
        <table:table-column table:style-name="Tableau63.C"/>
        <table:table-row table:style-name="Tableau63.1">
          <table:table-cell table:style-name="Tableau63.A1" office:value-type="string">
            <text:p text:style-name="Table_20_Contents">Boite aux lettres</text:p>
          </table:table-cell>
          <table:table-cell table:style-name="Tableau63.A1" office:value-type="string">
            <text:p text:style-name="P4">Aménagement Espace Public</text:p>
          </table:table-cell>
          <table:table-cell table:style-name="Tableau63.A1" office:value-type="string">
            <text:p text:style-name="P4">0</text:p>
          </table:table-cell>
        </table:table-row>
        <table:table-row table:style-name="Tableau63.1">
          <table:table-cell table:style-name="Tableau63.A1" office:value-type="string">
            <text:p text:style-name="P4">Boite aux lettres</text:p>
          </table:table-cell>
          <table:table-cell table:style-name="Tableau63.A1" office:value-type="string">
            <text:p text:style-name="P4">Eclairage Public / Signalisation tricolore</text:p>
          </table:table-cell>
          <table:table-cell table:style-name="Tableau63.A1" office:value-type="string">
            <text:p text:style-name="P4">0</text:p>
          </table:table-cell>
        </table:table-row>
      </table:table>
      <text:p text:style-name="Text_20_body"/>
      <text:p text:style-name="Text_20_body">Cabine téléphonique</text:p>
      <table:table table:name="Tableau62" table:style-name="Tableau62">
        <table:table-column table:style-name="Tableau62.A"/>
        <table:table-column table:style-name="Tableau62.B"/>
        <table:table-column table:style-name="Tableau62.C"/>
        <table:table-row table:style-name="Tableau62.1">
          <table:table-cell table:style-name="Tableau62.A1" office:value-type="string">
            <text:p text:style-name="Table_20_Contents">Cabine téléphonique</text:p>
          </table:table-cell>
          <table:table-cell table:style-name="Tableau62.A1" office:value-type="string">
            <text:p text:style-name="P4">Aménagement Espace Public</text:p>
          </table:table-cell>
          <table:table-cell table:style-name="Tableau62.A1" office:value-type="string">
            <text:p text:style-name="P4">0</text:p>
          </table:table-cell>
        </table:table-row>
        <table:table-row table:style-name="Tableau62.1">
          <table:table-cell table:style-name="Tableau62.A1" office:value-type="string">
            <text:p text:style-name="P4">Cabine téléphonique</text:p>
          </table:table-cell>
          <table:table-cell table:style-name="Tableau62.A1" office:value-type="string">
            <text:p text:style-name="P4">Eclairage Public / Signalisation tricolore</text:p>
          </table:table-cell>
          <table:table-cell table:style-name="Tableau62.A1" office:value-type="string">
            <text:p text:style-name="P4">0</text:p>
          </table:table-cell>
        </table:table-row>
        <table:table-row table:style-name="Tableau62.1">
          <table:table-cell table:style-name="Tableau62.A1" office:value-type="string">
            <text:p text:style-name="P4">Cabine téléphonique</text:p>
          </table:table-cell>
          <table:table-cell table:style-name="Tableau62.A1" office:value-type="string">
            <text:p text:style-name="P4">Voirie</text:p>
          </table:table-cell>
          <table:table-cell table:style-name="Tableau62.A1" office:value-type="string">
            <text:p text:style-name="P4">0</text:p>
          </table:table-cell>
        </table:table-row>
        <table:table-row table:style-name="Tableau62.1">
          <table:table-cell table:style-name="Tableau62.A1" office:value-type="string">
            <text:p text:style-name="P4">Cabine téléphonique</text:p>
          </table:table-cell>
          <table:table-cell table:style-name="Tableau62.A1" office:value-type="string">
            <text:p text:style-name="P4">Voirie</text:p>
          </table:table-cell>
          <table:table-cell table:style-name="Tableau62.A1" office:value-type="string">
            <text:p text:style-name="P4">0</text:p>
          </table:table-cell>
        </table:table-row>
      </table:table>
      <text:p text:style-name="Text_20_body"/>
      <text:p text:style-name="Text_20_body">Coffret relais de la poste</text:p>
      <table:table table:name="Tableau61" table:style-name="Tableau61">
        <table:table-column table:style-name="Tableau61.A"/>
        <table:table-column table:style-name="Tableau61.B"/>
        <table:table-column table:style-name="Tableau61.C"/>
        <table:table-row table:style-name="Tableau61.1">
          <table:table-cell table:style-name="Tableau61.A1" office:value-type="string">
            <text:p text:style-name="Table_20_Contents">Coffret relais La Poste</text:p>
          </table:table-cell>
          <table:table-cell table:style-name="Tableau61.A1" office:value-type="string">
            <text:p text:style-name="P4">Aménagement Espace Public</text:p>
          </table:table-cell>
          <table:table-cell table:style-name="Tableau61.A1" office:value-type="string">
            <text:p text:style-name="P4">0</text:p>
          </table:table-cell>
        </table:table-row>
        <table:table-row table:style-name="Tableau61.1">
          <table:table-cell table:style-name="Tableau61.A1" office:value-type="string">
            <text:p text:style-name="P4">Coffret relais La Poste</text:p>
          </table:table-cell>
          <table:table-cell table:style-name="Tableau61.A1" office:value-type="string">
            <text:p text:style-name="P4">Voirie</text:p>
          </table:table-cell>
          <table:table-cell table:style-name="Tableau61.A1" office:value-type="string">
            <text:p text:style-name="P4">0</text:p>
          </table:table-cell>
        </table:table-row>
        <table:table-row table:style-name="Tableau61.1">
          <table:table-cell table:style-name="Tableau61.A1" office:value-type="string">
            <text:p text:style-name="P4">Coffret relais La Poste</text:p>
          </table:table-cell>
          <table:table-cell table:style-name="Tableau61.A1" office:value-type="string">
            <text:p text:style-name="P4">Eclairage Public / Signalisation tricolore</text:p>
          </table:table-cell>
          <table:table-cell table:style-name="Tableau61.A1" office:value-type="string">
            <text:p text:style-name="P4">0</text:p>
          </table:table-cell>
        </table:table-row>
      </table:table>
      <text:p text:style-name="Text_20_body"/>
      <text:p text:style-name="Text_20_body">Container déchet</text:p>
      <table:table table:name="Tableau52" table:style-name="Tableau52">
        <table:table-column table:style-name="Tableau52.A"/>
        <table:table-column table:style-name="Tableau52.B"/>
        <table:table-column table:style-name="Tableau52.C"/>
        <table:table-row table:style-name="Tableau52.1">
          <table:table-cell table:style-name="Tableau52.A1" office:value-type="string">
            <text:p text:style-name="Table_20_Contents">Container</text:p>
          </table:table-cell>
          <table:table-cell table:style-name="Tableau52.A1" office:value-type="string">
            <text:p text:style-name="P4">Eclairage Public / Signalisation tricolore</text:p>
          </table:table-cell>
          <table:table-cell table:style-name="Tableau52.A1" office:value-type="string">
            <text:p text:style-name="P4">0</text:p>
          </table:table-cell>
        </table:table-row>
        <table:table-row table:style-name="Tableau52.1">
          <table:table-cell table:style-name="Tableau52.A1" office:value-type="string">
            <text:p text:style-name="P4">Container</text:p>
          </table:table-cell>
          <table:table-cell table:style-name="Tableau52.A1" office:value-type="string">
            <text:p text:style-name="P4">Voirie</text:p>
          </table:table-cell>
          <table:table-cell table:style-name="Tableau52.A1" office:value-type="string">
            <text:p text:style-name="P4">0</text:p>
          </table:table-cell>
        </table:table-row>
        <table:table-row table:style-name="Tableau52.1">
          <table:table-cell table:style-name="Tableau52.A1" office:value-type="string">
            <text:p text:style-name="P4">Container</text:p>
          </table:table-cell>
          <table:table-cell table:style-name="Tableau52.A1" office:value-type="string">
            <text:p text:style-name="P4">Aménagement Espace Public</text:p>
          </table:table-cell>
          <table:table-cell table:style-name="Tableau52.A1" office:value-type="string">
            <text:p text:style-name="P4">0</text:p>
          </table:table-cell>
        </table:table-row>
        <table:table-row table:style-name="Tableau52.1">
          <table:table-cell table:style-name="Tableau52.A1" office:value-type="string">
            <text:p text:style-name="P4">Container</text:p>
          </table:table-cell>
          <table:table-cell table:style-name="Tableau52.A1" office:value-type="string">
            <text:p text:style-name="P4">Aménagement Espace Public</text:p>
          </table:table-cell>
          <table:table-cell table:style-name="Tableau52.A1" office:value-type="string">
            <text:p text:style-name="P4">0</text:p>
          </table:table-cell>
        </table:table-row>
      </table:table>
      <text:p text:style-name="Standard"/>
      <text:h text:style-name="Heading_20_1" text:outline-level="1">Geodesie, Points de référence et Habillage</text:h>
      <text:h text:style-name="Heading_20_2" text:outline-level="2">Géodésie</text:h>
      <text:p text:style-name="Standard"/>
      <text:p text:style-name="Text_20_body">Point géodésique</text:p>
      <table:table table:name="Tableau60" table:style-name="Tableau60">
        <table:table-column table:style-name="Tableau60.A"/>
        <table:table-column table:style-name="Tableau60.B"/>
        <table:table-column table:style-name="Tableau60.C"/>
        <table:table-row table:style-name="Tableau60.1">
          <table:table-cell table:style-name="Tableau60.A1" office:value-type="string">
            <text:p text:style-name="Table_20_Contents">point_geodesique_ign</text:p>
          </table:table-cell>
          <table:table-cell table:style-name="Tableau60.A1" office:value-type="string">
            <text:p text:style-name="P4">0</text:p>
          </table:table-cell>
          <table:table-cell table:style-name="Tableau60.A1" office:value-type="string">
            <text:p text:style-name="P4">divers_geodesie</text:p>
          </table:table-cell>
        </table:table-row>
        <table:table-row table:style-name="Tableau60.1">
          <table:table-cell table:style-name="Tableau60.A1" office:value-type="string">
            <text:p text:style-name="P4">Station de polygonation</text:p>
          </table:table-cell>
          <table:table-cell table:style-name="Tableau60.A1" office:value-type="string">
            <text:p text:style-name="P4">Aménagement Espace Public</text:p>
          </table:table-cell>
          <table:table-cell table:style-name="Tableau60.A1" office:value-type="string">
            <text:p text:style-name="P4">0</text:p>
          </table:table-cell>
        </table:table-row>
        <table:table-row table:style-name="Tableau60.1">
          <table:table-cell table:style-name="Tableau60.A1" office:value-type="string">
            <text:p text:style-name="P4">Station de polygonation ou station GPS</text:p>
          </table:table-cell>
          <table:table-cell table:style-name="Tableau60.A1" office:value-type="string">
            <text:p text:style-name="P4">0</text:p>
          </table:table-cell>
          <table:table-cell table:style-name="Tableau60.A1" office:value-type="string">
            <text:p text:style-name="P4">0</text:p>
          </table:table-cell>
        </table:table-row>
      </table:table>
      <text:p text:style-name="Text_20_body"/>
      <text:p text:style-name="Text_20_body">Point nivellement</text:p>
      <table:table table:name="Tableau53" table:style-name="Tableau53">
        <table:table-column table:style-name="Tableau53.A"/>
        <table:table-column table:style-name="Tableau53.B"/>
        <table:table-column table:style-name="Tableau53.C"/>
        <table:table-row table:style-name="Tableau53.1">
          <table:table-cell table:style-name="Tableau53.A1" office:value-type="string">
            <text:p text:style-name="Table_20_Contents">Point altimétrique</text:p>
          </table:table-cell>
          <table:table-cell table:style-name="Tableau53.A1" office:value-type="string">
            <text:p text:style-name="P4">Aménagement Espace Public</text:p>
          </table:table-cell>
          <table:table-cell table:style-name="Tableau53.A1" office:value-type="string">
            <text:p text:style-name="P4">0</text:p>
          </table:table-cell>
        </table:table-row>
        <table:table-row table:style-name="Tableau53.1">
          <table:table-cell table:style-name="Tableau53.A1" office:value-type="string">
            <text:p text:style-name="P4">Repère de nivellement</text:p>
          </table:table-cell>
          <table:table-cell table:style-name="Tableau53.A1" office:value-type="string">
            <text:p text:style-name="P4">0</text:p>
          </table:table-cell>
          <table:table-cell table:style-name="Tableau53.A1" office:value-type="string">
            <text:p text:style-name="P4">0</text:p>
          </table:table-cell>
        </table:table-row>
      </table:table>
      <text:p text:style-name="Text_20_body"/>
      <text:p text:style-name="Text_20_body">Courbe de niveau</text:p>
      <text:p text:style-name="Standard"/>
      <text:h text:style-name="Heading_20_2" text:outline-level="2">Points de référence</text:h>
      <text:p text:style-name="Standard"/>
      <text:p text:style-name="Text_20_body">Position géographique d'un appareil de fontainerie du réseau eau potable ou gaz</text:p>
      <table:table table:name="Tableau59" table:style-name="Tableau59">
        <table:table-column table:style-name="Tableau59.A"/>
        <table:table-column table:style-name="Tableau59.B"/>
        <table:table-column table:style-name="Tableau59.C"/>
        <table:table-row table:style-name="Tableau59.1">
          <table:table-cell table:style-name="Tableau59.A1" office:value-type="string">
            <text:p text:style-name="Table_20_Contents">Bouche a clef eau potable (position levée par géomètre)</text:p>
          </table:table-cell>
          <table:table-cell table:style-name="Tableau59.A1" office:value-type="string">
            <text:p text:style-name="P4">0</text:p>
          </table:table-cell>
          <table:table-cell table:style-name="Tableau59.A1" office:value-type="string">
            <text:p text:style-name="P4">0</text:p>
          </table:table-cell>
        </table:table-row>
        <table:table-row table:style-name="Tableau59.1">
          <table:table-cell table:style-name="Tableau59.A1" office:value-type="string">
            <text:p text:style-name="P4">Poteau incendie (position levée par géomètre)</text:p>
          </table:table-cell>
          <table:table-cell table:style-name="Tableau59.A1" office:value-type="string">
            <text:p text:style-name="P4">0</text:p>
          </table:table-cell>
          <table:table-cell table:style-name="Tableau59.A1" office:value-type="string">
            <text:p text:style-name="P4">0</text:p>
          </table:table-cell>
        </table:table-row>
        <table:table-row table:style-name="Tableau59.1">
          <table:table-cell table:style-name="Tableau59.A1" office:value-type="string">
            <text:p text:style-name="P4">Bouche à clef gaz (position levée par géomètre)</text:p>
          </table:table-cell>
          <table:table-cell table:style-name="Tableau59.A1" office:value-type="string">
            <text:p text:style-name="P4">0</text:p>
          </table:table-cell>
          <table:table-cell table:style-name="Tableau59.A1" office:value-type="string">
            <text:p text:style-name="P4">0</text:p>
          </table:table-cell>
        </table:table-row>
      </table:table>
      <text:p text:style-name="Text_20_body"/>
      <text:p text:style-name="Text_20_body">Position géographique d'un regard</text:p>
      <table:table table:name="Tableau58" table:style-name="Tableau58">
        <table:table-column table:style-name="Tableau58.A"/>
        <table:table-column table:style-name="Tableau58.B"/>
        <table:table-column table:style-name="Tableau58.C"/>
        <table:table-row table:style-name="Tableau58.1">
          <table:table-cell table:style-name="Tableau58.A1" office:value-type="string">
            <text:p text:style-name="Table_20_Contents">Chambre Telecom</text:p>
          </table:table-cell>
          <table:table-cell table:style-name="Tableau58.A1" office:value-type="string">
            <text:p text:style-name="P4">Aménagement Espace Public</text:p>
          </table:table-cell>
          <table:table-cell table:style-name="Tableau58.A1" office:value-type="string">
            <text:p text:style-name="P4">0</text:p>
          </table:table-cell>
        </table:table-row>
        <table:table-row table:style-name="Tableau58.1">
          <table:table-cell table:style-name="Tableau58.A1" office:value-type="string">
            <text:p text:style-name="P4">Regard de visite</text:p>
          </table:table-cell>
          <table:table-cell table:style-name="Tableau58.A1" office:value-type="string">
            <text:p text:style-name="P4">Aménagement Espace Public</text:p>
          </table:table-cell>
          <table:table-cell table:style-name="Tableau58.A1" office:value-type="string">
            <text:p text:style-name="P4">0</text:p>
          </table:table-cell>
        </table:table-row>
      </table:table>
      <text:p text:style-name="Text_20_body"/>
      <text:p text:style-name="Text_20_body">Support (système d'accrochage vertical)</text:p>
      <table:table table:name="Tableau54" table:style-name="Tableau54">
        <table:table-column table:style-name="Tableau54.A"/>
        <table:table-column table:style-name="Tableau54.B"/>
        <table:table-column table:style-name="Tableau54.C"/>
        <table:table-row table:style-name="Tableau54.1">
          <table:table-cell table:style-name="Tableau54.A1" office:value-type="string">
            <text:p text:style-name="Table_20_Contents">Armoire</text:p>
          </table:table-cell>
          <table:table-cell table:style-name="Tableau54.A1" office:value-type="string">
            <text:p text:style-name="P4">Aménagement Espace Public</text:p>
          </table:table-cell>
          <table:table-cell table:style-name="Tableau54.A1" office:value-type="string">
            <text:p text:style-name="P4">0</text:p>
          </table:table-cell>
        </table:table-row>
        <table:table-row table:style-name="Tableau54.1">
          <table:table-cell table:style-name="Tableau54.A1" office:value-type="string">
            <text:p text:style-name="P4">Support</text:p>
          </table:table-cell>
          <table:table-cell table:style-name="Tableau54.A1" office:value-type="string">
            <text:p text:style-name="P4">Eclairage Public / Signalisation tricolore</text:p>
          </table:table-cell>
          <table:table-cell table:style-name="Tableau54.A1" office:value-type="string">
            <text:p text:style-name="P4">0</text:p>
          </table:table-cell>
        </table:table-row>
        <table:table-row table:style-name="Tableau54.1">
          <table:table-cell table:style-name="Tableau54.A1" office:value-type="string">
            <text:p text:style-name="P4">Support</text:p>
          </table:table-cell>
          <table:table-cell table:style-name="Tableau54.A1" office:value-type="string">
            <text:p text:style-name="P4">Voirie</text:p>
          </table:table-cell>
          <table:table-cell table:style-name="Tableau54.A1" office:value-type="string">
            <text:p text:style-name="P4">0</text:p>
          </table:table-cell>
        </table:table-row>
        <table:table-row table:style-name="Tableau54.1">
          <table:table-cell table:style-name="Tableau54.A1" office:value-type="string">
            <text:p text:style-name="P4">Support</text:p>
          </table:table-cell>
          <table:table-cell table:style-name="Tableau54.A1" office:value-type="string">
            <text:p text:style-name="P4">Aménagement Espace Public</text:p>
          </table:table-cell>
          <table:table-cell table:style-name="Tableau54.A1" office:value-type="string">
            <text:p text:style-name="P4">0</text:p>
          </table:table-cell>
        </table:table-row>
        <table:table-row table:style-name="Tableau54.1">
          <table:table-cell table:style-name="Tableau54.A1" office:value-type="string">
            <text:p text:style-name="P4">Support</text:p>
          </table:table-cell>
          <table:table-cell table:style-name="Tableau54.A1" office:value-type="string">
            <text:p text:style-name="P4">Voirie</text:p>
          </table:table-cell>
          <table:table-cell table:style-name="Tableau54.A1" office:value-type="string">
            <text:p text:style-name="P4">0</text:p>
          </table:table-cell>
        </table:table-row>
        <table:table-row table:style-name="Tableau54.1">
          <table:table-cell table:style-name="Tableau54.A1" office:value-type="string">
            <text:p text:style-name="P4">Type de support (béton EDF, Bois Telecom, Eclairage public, …)</text:p>
          </table:table-cell>
          <table:table-cell table:style-name="Tableau54.A1" office:value-type="string">
            <text:p text:style-name="P4">0</text:p>
          </table:table-cell>
          <table:table-cell table:style-name="Tableau54.A1" office:value-type="string">
            <text:p text:style-name="P4">0</text:p>
          </table:table-cell>
        </table:table-row>
      </table:table>
      <text:p text:style-name="Standard"/>
      <text:h text:style-name="Heading_20_2" text:outline-level="2">Habillage</text:h>
      <text:p text:style-name="Standard"/>
      <text:p text:style-name="Text_20_body">Elément d'habillage</text:p>
      <table:table table:name="Tableau57" table:style-name="Tableau57">
        <table:table-column table:style-name="Tableau57.A"/>
        <table:table-column table:style-name="Tableau57.B"/>
        <table:table-column table:style-name="Tableau57.C"/>
        <table:table-row table:style-name="Tableau57.1">
          <table:table-cell table:style-name="Tableau57.A1" office:value-type="string">
            <text:p text:style-name="Table_20_Contents">Cadre</text:p>
          </table:table-cell>
          <table:table-cell table:style-name="Tableau57.A1" office:value-type="string">
            <text:p text:style-name="P4">0</text:p>
          </table:table-cell>
          <table:table-cell table:style-name="Tableau57.A1" office:value-type="string">
            <text:p text:style-name="P4">0</text:p>
          </table:table-cell>
        </table:table-row>
        <table:table-row table:style-name="Tableau57.1">
          <table:table-cell table:style-name="Tableau57.A1" office:value-type="string">
            <text:p text:style-name="P4">Cartouche</text:p>
          </table:table-cell>
          <table:table-cell table:style-name="Tableau57.A1" office:value-type="string">
            <text:p text:style-name="P4">0</text:p>
          </table:table-cell>
          <table:table-cell table:style-name="Tableau57.A1" office:value-type="string">
            <text:p text:style-name="P4">0</text:p>
          </table:table-cell>
        </table:table-row>
        <table:table-row table:style-name="Tableau57.1">
          <table:table-cell table:style-name="Tableau57.A1" office:value-type="string">
            <text:p text:style-name="P4">Texte Cartouche</text:p>
          </table:table-cell>
          <table:table-cell table:style-name="Tableau57.A1" office:value-type="string">
            <text:p text:style-name="P4">0</text:p>
          </table:table-cell>
          <table:table-cell table:style-name="Tableau57.A1" office:value-type="string">
            <text:p text:style-name="P4">0</text:p>
          </table:table-cell>
        </table:table-row>
        <table:table-row table:style-name="Tableau57.1">
          <table:table-cell table:style-name="Tableau57.A1" office:value-type="string">
            <text:p text:style-name="P4">Fleche nord</text:p>
          </table:table-cell>
          <table:table-cell table:style-name="Tableau57.A1" office:value-type="string">
            <text:p text:style-name="P4">0</text:p>
          </table:table-cell>
          <table:table-cell table:style-name="Tableau57.A1" office:value-type="string">
            <text:p text:style-name="P4">0</text:p>
          </table:table-cell>
        </table:table-row>
      </table:table>
      <text:p text:style-name="Text_20_body"/>
      <text:p text:style-name="Text_20_body">Textes divers non géoréférencés</text:p>
      <table:table table:name="Tableau56" table:style-name="Tableau56">
        <table:table-column table:style-name="Tableau56.A"/>
        <table:table-column table:style-name="Tableau56.B"/>
        <table:table-column table:style-name="Tableau56.C"/>
        <table:table-row table:style-name="Tableau56.1">
          <table:table-cell table:style-name="Tableau56.A1" office:value-type="string">
            <text:p text:style-name="Table_20_Contents">Echelle</text:p>
          </table:table-cell>
          <table:table-cell table:style-name="Tableau56.A1" office:value-type="string">
            <text:p text:style-name="P4">0</text:p>
          </table:table-cell>
          <table:table-cell table:style-name="Tableau56.A1" office:value-type="string">
            <text:p text:style-name="P4">0</text:p>
          </table:table-cell>
        </table:table-row>
        <table:table-row table:style-name="Tableau56.1">
          <table:table-cell table:style-name="Tableau56.A1" office:value-type="string">
            <text:p text:style-name="P4">Logo</text:p>
          </table:table-cell>
          <table:table-cell table:style-name="Tableau56.A1" office:value-type="string">
            <text:p text:style-name="P4">0</text:p>
          </table:table-cell>
          <table:table-cell table:style-name="Tableau56.A1" office:value-type="string">
            <text:p text:style-name="P4">0</text:p>
          </table:table-cell>
        </table:table-row>
        <table:table-row table:style-name="Tableau56.1">
          <table:table-cell table:style-name="Tableau56.A1" office:value-type="string">
            <text:p text:style-name="P4">Légende</text:p>
          </table:table-cell>
          <table:table-cell table:style-name="Tableau56.A1" office:value-type="string">
            <text:p text:style-name="P4">0</text:p>
          </table:table-cell>
          <table:table-cell table:style-name="Tableau56.A1" office:value-type="string">
            <text:p text:style-name="P4">0</text:p>
          </table:table-cell>
        </table:table-row>
        <table:table-row table:style-name="Tableau56.1">
          <table:table-cell table:style-name="Tableau56.A1" office:value-type="string">
            <text:p text:style-name="P4">Auteur</text:p>
          </table:table-cell>
          <table:table-cell table:style-name="Tableau56.A1" office:value-type="string">
            <text:p text:style-name="P4">0</text:p>
          </table:table-cell>
          <table:table-cell table:style-name="Tableau56.A1" office:value-type="string">
            <text:p text:style-name="P4">0</text:p>
          </table:table-cell>
        </table:table-row>
      </table:table>
      <text:p text:style-name="Text_20_body"/>
      <text:p text:style-name="Text_20_body">Textes divers géoréférencés</text:p>
      <table:table table:name="Tableau55" table:style-name="Tableau55">
        <table:table-column table:style-name="Tableau55.A"/>
        <table:table-column table:style-name="Tableau55.B"/>
        <table:table-column table:style-name="Tableau55.C"/>
        <table:table-row table:style-name="Tableau55.1">
          <table:table-cell table:style-name="Tableau55.A1" office:value-type="string">
            <text:p text:style-name="Table_20_Contents">habillage_ilot</text:p>
          </table:table-cell>
          <table:table-cell table:style-name="Tableau55.A1" office:value-type="string">
            <text:p text:style-name="P4">0</text:p>
          </table:table-cell>
          <table:table-cell table:style-name="Tableau55.A1" office:value-type="string">
            <text:p text:style-name="P4">divers_habillage</text:p>
          </table:table-cell>
        </table:table-row>
        <table:table-row table:style-name="Tableau55.1">
          <table:table-cell table:style-name="Tableau55.A1" office:value-type="string">
            <text:p text:style-name="P4">habillage_ocean</text:p>
          </table:table-cell>
          <table:table-cell table:style-name="Tableau55.A1" office:value-type="string">
            <text:p text:style-name="P4">0</text:p>
          </table:table-cell>
          <table:table-cell table:style-name="Tableau55.A1" office:value-type="string">
            <text:p text:style-name="P4">divers_habillage</text:p>
          </table:table-cell>
        </table:table-row>
        <table:table-row table:style-name="Tableau55.1">
          <table:table-cell table:style-name="Tableau55.A1" office:value-type="string">
            <text:p text:style-name="P4">Nom des rues</text:p>
          </table:table-cell>
          <table:table-cell table:style-name="Tableau55.A1" office:value-type="string">
            <text:p text:style-name="P4">Eclairage Public / Signalisation tricolore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uméro de façade</text:p>
          </table:table-cell>
          <table:table-cell table:style-name="Tableau55.A1" office:value-type="string">
            <text:p text:style-name="P4">Aménagement Espace Public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uméro de façade</text:p>
          </table:table-cell>
          <table:table-cell table:style-name="Tableau55.A1" office:value-type="string">
            <text:p text:style-name="P4">Eclairage Public / Signalisation tricolore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om Quartier</text:p>
          </table:table-cell>
          <table:table-cell table:style-name="Tableau55.A1" office:value-type="string">
            <text:p text:style-name="P4">0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om des rues</text:p>
          </table:table-cell>
          <table:table-cell table:style-name="Tableau55.A1" office:value-type="string">
            <text:p text:style-name="P4">0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om des rues</text:p>
          </table:table-cell>
          <table:table-cell table:style-name="Tableau55.A1" office:value-type="string">
            <text:p text:style-name="P4">Amenagement Espace Public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om bâtiments</text:p>
          </table:table-cell>
          <table:table-cell table:style-name="Tableau55.A1" office:value-type="string">
            <text:p text:style-name="P4">0</text:p>
          </table:table-cell>
          <table:table-cell table:style-name="Tableau55.A1" office:value-type="string">
            <text:p text:style-name="P4">0</text:p>
          </table:table-cell>
        </table:table-row>
        <table:table-row table:style-name="Tableau55.1">
          <table:table-cell table:style-name="Tableau55.A1" office:value-type="string">
            <text:p text:style-name="P4">Numero batiments (adresse postale)</text:p>
          </table:table-cell>
          <table:table-cell table:style-name="Tableau55.A1" office:value-type="string">
            <text:p text:style-name="P4">0</text:p>
          </table:table-cell>
          <table:table-cell table:style-name="Tableau55.A1" office:value-type="string">
            <text:p text:style-name="P4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80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Frédéric Garel</meta:initial-creator>
    <meta:creation-date>2007-03-30T12:21:21</meta:creation-date>
    <dc:creator>frédéric garel</dc:creator>
    <dc:date>2007-04-04T21:41:15</dc:date>
    <dc:language>fr-FR</dc:language>
    <meta:editing-cycles>6</meta:editing-cycles>
    <meta:editing-duration>PT2H47M10S</meta:editing-duration>
    <meta:user-defined meta:name="Info 1"/>
    <meta:user-defined meta:name="Info 2"/>
    <meta:user-defined meta:name="Info 3"/>
    <meta:user-defined meta:name="Info 4"/>
    <meta:document-statistic meta:table-count="26" meta:image-count="0" meta:object-count="73" meta:page-count="36" meta:paragraph-count="747" meta:word-count="2269" meta:character-count="15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3"/>
          <table:table-cell office:value-type="string">
            <text:p>scan_ign_100000</text:p>
          </table:table-cell>
          <table:table-cell office:value-type="float" office:value="0">
            <text:p>0</text:p>
          </table:table-cell>
          <table:table-cell office:value-type="string">
            <text:p>raster_scan_ign_100000</text:p>
          </table:table-cell>
        </table:table-row>
        <table:table-row table:style-name="ro2">
          <table:table-cell table:number-columns-repeated="3"/>
          <table:table-cell office:value-type="string">
            <text:p>scan_ign_100000_lr</text:p>
          </table:table-cell>
          <table:table-cell office:value-type="float" office:value="0">
            <text:p>0</text:p>
          </table:table-cell>
          <table:table-cell office:value-type="string">
            <text:p>raster_scan_ign_100001</text:p>
          </table:table-cell>
        </table:table-row>
        <table:table-row table:style-name="ro2">
          <table:table-cell table:number-columns-repeated="3"/>
          <table:table-cell office:value-type="string">
            <text:p>scan_ign_50000</text:p>
          </table:table-cell>
          <table:table-cell office:value-type="float" office:value="0">
            <text:p>0</text:p>
          </table:table-cell>
          <table:table-cell office:value-type="string">
            <text:p>raster_scan_ign_50000</text:p>
          </table:table-cell>
        </table:table-row>
        <table:table-row table:style-name="ro2">
          <table:table-cell table:number-columns-repeated="3"/>
          <table:table-cell office:value-type="string">
            <text:p>scan_ign_50000_lr</text:p>
          </table:table-cell>
          <table:table-cell office:value-type="float" office:value="0">
            <text:p>0</text:p>
          </table:table-cell>
          <table:table-cell office:value-type="string">
            <text:p>raster_scan_ign_50001</text:p>
          </table:table-cell>
        </table:table-row>
        <table:table-row table:style-name="ro2">
          <table:table-cell table:number-columns-repeated="3"/>
          <table:table-cell office:value-type="string">
            <text:p>scan_ign_25000</text:p>
          </table:table-cell>
          <table:table-cell office:value-type="float" office:value="0">
            <text:p>0</text:p>
          </table:table-cell>
          <table:table-cell office:value-type="string">
            <text:p>raster_scan_ign_25000</text:p>
          </table:table-cell>
        </table:table-row>
        <table:table-row table:style-name="ro2">
          <table:table-cell table:number-columns-repeated="3"/>
          <table:table-cell office:value-type="string">
            <text:p>scan_ign_25000_lr</text:p>
          </table:table-cell>
          <table:table-cell office:value-type="float" office:value="0">
            <text:p>0</text:p>
          </table:table-cell>
          <table:table-cell office:value-type="string">
            <text:p>raster_scan_ign_2500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dmi_cda_la_roch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coupage_insee_etiquette_quart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inse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coupage_insee_ilo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inse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coupage_insee_quart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inse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lectoral_bureau_vo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electoral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lectoral_cant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electoral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ecteur Elu</text:p>
          </table:table-cell>
          <table:table-cell table:style-name="ce1" office:value-type="string">
            <text:p>Urbanism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coupage_vlr_espaces_vert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vlr_servic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coupage_vlr_police_municipa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vlr_servic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L_groupement_quart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vlr_servic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L_quart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vlr_servic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L_quartier_etiquet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vlr_servic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lice_municipale_etiquet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vlr_servic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pulation_comite_quart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populatio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pulation_conseil_secte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populatio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pulation_etiquette_comite_quart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populatio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pulation_mairie_annex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population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6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nnexes du POS</text:p>
          </table:table-cell>
          <table:table-cell table:style-name="ce1" office:value-type="string">
            <text:p>Urbanism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nnexes du POS : Servitudes d'Utilité Publique</text:p>
          </table:table-cell>
          <table:table-cell table:style-name="ce1" office:value-type="string">
            <text:p>Urbanism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mplacement reservé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mprise de construction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space boisé classé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Informations utiles facultatives</text:p>
          </table:table-cell>
          <table:table-cell table:style-name="ce1" office:value-type="string">
            <text:p>Urbanism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erimetre de préemption (DPU)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rescriptions se superposant aux zonage</text:p>
          </table:table-cell>
          <table:table-cell table:style-name="ce1" office:value-type="string">
            <text:p>Urbanism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ecteur Plan Mass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Publicité Restreinte</text:p>
          </table:table-cell>
          <table:table-cell table:style-name="ce1" office:value-type="string">
            <text:p>Urbanism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6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urba_zonage_po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pos_lr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7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c1_batim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1_monument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1_perimetre_500m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1_monument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1_publicite_100m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1_monument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16041934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16041935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16041936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16041937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5071933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5071934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5071935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5071936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8101931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8101932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8101933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c_28101934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3071962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3071963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3071964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3071965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5091977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5091978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5091979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5091980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6061950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6061951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6061952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16061953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0121965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0121966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0121967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0121968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4081976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4081977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4081978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4081979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8121951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8121952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8121953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28121954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30051979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30051980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30051981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c2_si_30051982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c2_site_classe_inscri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lygone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atrimoine_dra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igne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atrimoine_dra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int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atrimoine_drac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Zone de Protection du Patrimoine Architectural Urbain et Paysager</text:p>
          </table:table-cell>
          <table:table-cell table:style-name="ce1" office:value-type="string">
            <text:p>Urbanism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Plan de Sauvegarde et de Mise en Valeur</text:p>
          </table:table-cell>
          <table:table-cell table:style-name="ce1" office:value-type="string">
            <text:p>Urbanism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y_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ytre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y_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ytre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y_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ytre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y_cad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ytre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y_cad_voie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aytre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g_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agord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g_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agord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g_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agord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g_cad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agord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h_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houm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h_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houm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h_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houm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h_cad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houm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h_cad_voie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lhoum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_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erigny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_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erigny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_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erigny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_cad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erigny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_cad_voie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erigny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_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uilbor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_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uilbor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_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uilbor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_cad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uilbor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_cad_voie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puilboreau_cad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r_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t_rogatie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r_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t_rogatie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r_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t_rogatie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r_cad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t_rogatie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r_cad_voie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t_rogatie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r_cad_voie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t_rogatien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5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ad_bati_d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bati_le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detail_top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detail_topo_hydrograph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etang_lac_pisc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lieudit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mitoyenne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parc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imite cadastral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imite cadastrale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parcelle_fleche_numer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parcelle_numer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rail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sec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sec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section_lib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d_symbole_egli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urba_cad_lr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74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voirie_filaire_natu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phot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statu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tronc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type_vo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usag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vo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voie_attribu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histoire_them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histoire_vo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histoire_voie_them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8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ommet_troncon_phot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carrefo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can_ign_2000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scan_ign_200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can_ign_2000_compres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scan_ign_200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can_ign_2000_l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scan_ign_200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can_ign_2000_lr_compres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scan_ign_200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8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voirie_filaire_indic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voirie_filaire_numer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voirie_filaire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9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ande cyclable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nde cyclable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bande_cyclabl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bande_cyclable_projet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dessinateur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habillag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habillage_text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liaison_balise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location_velo_jaun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obstacl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obstacle_typ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piste_bande_largeur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piste_cyclabl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piste_cyclable_projet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type_band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r_type_materiau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transport_cyclable</text:p>
          </table:table-cell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0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haussée (objet surfacique)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vêtement (objet surfacique)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erre Plein</text:p>
          </table:table-cell>
          <table:table-cell table:style-name="ce2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ussins berlinois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ussins berlinois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alentisseur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alentisseur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alentisseur</text:p>
          </table:table-cell>
          <table:table-cell table:style-name="ce2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alentisseur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alentisseur</text:p>
          </table:table-cell>
          <table:table-cell table:style-name="ce2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pteur / Boucle de comptage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pteur / Boucle de comptage</text:p>
          </table:table-cell>
          <table:table-cell table:style-name="ce2" office:value-type="string">
            <text:p>Voirie / Assainissement pluvial / Signalisation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pteur / Boucle de comptage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pteur / Boucle de comptage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2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Limite de chaussée</text:p>
          </table:table-cell>
          <table:table-cell table:style-name="ce2" office:value-type="string">
            <text:p>Voiri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imite de chaussée (objet linéaire)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imite de revêtement (objet linéaire)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Fossé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Fossé</text:p>
          </table:table-cell>
          <table:table-cell table:style-name="ce2" office:value-type="string">
            <text:p>Voiri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Écoulement pluvial</text:p>
          </table:table-cell>
          <table:table-cell table:style-name="ce2" office:value-type="string">
            <text:p>Voiri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Écoulement pluvial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Fil d'eau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Fil d'eau</text:p>
          </table:table-cell>
          <table:table-cell table:style-name="ce2" office:value-type="string">
            <text:p>Espaces verts / Propreté Urbain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aniveau</text:p>
          </table:table-cell>
          <table:table-cell table:style-name="ce2" office:value-type="string">
            <text:p>Voiri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argouille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argouille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rdure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rdure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rdure</text:p>
          </table:table-cell>
          <table:table-cell table:style-name="ce2" office:value-type="string">
            <text:p>Voiri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lissière de sécurité</text:p>
          </table:table-cell>
          <table:table-cell table:style-name="ce2" office:value-type="string">
            <text:p>AITF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arapet</text:p>
          </table:table-cell>
          <table:table-cell table:style-name="ce2" office:value-type="string">
            <text:p>AITF</text:p>
          </table:table-cell>
          <table:table-cell table:style-name="ce4" office:value-type="float" office:value="0">
            <text:p>0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3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Fourreau pour Mat de Pavois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ourreau pour Mat de Pavois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ourreau pour Mat de Pavoisement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Ouvrage d'art</text:p>
          </table:table-cell>
          <table:table-cell table:style-name="ce3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ont - passerelle</text:p>
          </table:table-cell>
          <table:table-cell table:number-columns-repeated="2" table:style-name="ce4" office:value-type="float" office:value="0">
            <text:p>0</text:p>
          </table:table-cell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2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tatue ou monu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tatue ou monument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tatue ou monu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Terrasse en bois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errasse en bois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errasse en bois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Limite de façad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imite de façad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roéminence d'un bâtiment par rapport à sa façade levé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5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Mur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ur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 table:number-rows-repeated="1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3"/>
          <table:table-cell office:value-type="string">
            <text:p>ortho_1998_angoulins</text:p>
          </table:table-cell>
          <table:table-cell office:value-type="float" office:value="0">
            <text:p>0</text:p>
          </table:table-cell>
          <table:table-cell office:value-type="string">
            <text:p>raster_ortho_1998</text:p>
          </table:table-cell>
        </table:table-row>
        <table:table-row table:style-name="ro2">
          <table:table-cell table:number-columns-repeated="3"/>
          <table:table-cell office:value-type="string">
            <text:p>ortho_1998_aytre</text:p>
          </table:table-cell>
          <table:table-cell office:value-type="float" office:value="0">
            <text:p>0</text:p>
          </table:table-cell>
          <table:table-cell office:value-type="string">
            <text:p>raster_ortho_1999</text:p>
          </table:table-cell>
        </table:table-row>
        <table:table-row table:style-name="ro2">
          <table:table-cell table:number-columns-repeated="3"/>
          <table:table-cell office:value-type="string">
            <text:p>ortho_1998_chatelaillon</text:p>
          </table:table-cell>
          <table:table-cell office:value-type="float" office:value="0">
            <text:p>0</text:p>
          </table:table-cell>
          <table:table-cell office:value-type="string">
            <text:p>raster_ortho_2000</text:p>
          </table:table-cell>
        </table:table-row>
        <table:table-row table:style-name="ro2">
          <table:table-cell table:number-columns-repeated="3"/>
          <table:table-cell office:value-type="string">
            <text:p>ortho_1998_dompierre</text:p>
          </table:table-cell>
          <table:table-cell office:value-type="float" office:value="0">
            <text:p>0</text:p>
          </table:table-cell>
          <table:table-cell office:value-type="string">
            <text:p>raster_ortho_2001</text:p>
          </table:table-cell>
        </table:table-row>
        <table:table-row table:style-name="ro2">
          <table:table-cell table:number-columns-repeated="3"/>
          <table:table-cell office:value-type="string">
            <text:p>ortho_1998_esnandes</text:p>
          </table:table-cell>
          <table:table-cell office:value-type="float" office:value="0">
            <text:p>0</text:p>
          </table:table-cell>
          <table:table-cell office:value-type="string">
            <text:p>raster_ortho_2002</text:p>
          </table:table-cell>
        </table:table-row>
        <table:table-row table:style-name="ro2">
          <table:table-cell table:number-columns-repeated="3"/>
          <table:table-cell office:value-type="string">
            <text:p>ortho_1998_la_jarne</text:p>
          </table:table-cell>
          <table:table-cell office:value-type="float" office:value="0">
            <text:p>0</text:p>
          </table:table-cell>
          <table:table-cell office:value-type="string">
            <text:p>raster_ortho_2003</text:p>
          </table:table-cell>
        </table:table-row>
        <table:table-row table:style-name="ro2">
          <table:table-cell table:number-columns-repeated="3"/>
          <table:table-cell office:value-type="string">
            <text:p>ortho_1998_lagord</text:p>
          </table:table-cell>
          <table:table-cell office:value-type="float" office:value="0">
            <text:p>0</text:p>
          </table:table-cell>
          <table:table-cell office:value-type="string">
            <text:p>raster_ortho_2004</text:p>
          </table:table-cell>
        </table:table-row>
        <table:table-row table:style-name="ro2">
          <table:table-cell table:number-columns-repeated="3"/>
          <table:table-cell office:value-type="string">
            <text:p>ortho_1998_lhoumeau</text:p>
          </table:table-cell>
          <table:table-cell office:value-type="float" office:value="0">
            <text:p>0</text:p>
          </table:table-cell>
          <table:table-cell office:value-type="string">
            <text:p>raster_ortho_2005</text:p>
          </table:table-cell>
        </table:table-row>
        <table:table-row table:style-name="ro2">
          <table:table-cell table:number-columns-repeated="3"/>
          <table:table-cell office:value-type="string">
            <text:p>ortho_1998_marsilly</text:p>
          </table:table-cell>
          <table:table-cell office:value-type="float" office:value="0">
            <text:p>0</text:p>
          </table:table-cell>
          <table:table-cell office:value-type="string">
            <text:p>raster_ortho_2007</text:p>
          </table:table-cell>
        </table:table-row>
        <table:table-row table:style-name="ro2">
          <table:table-cell table:number-columns-repeated="3"/>
          <table:table-cell office:value-type="string">
            <text:p>ortho_1998_nieul</text:p>
          </table:table-cell>
          <table:table-cell office:value-type="float" office:value="0">
            <text:p>0</text:p>
          </table:table-cell>
          <table:table-cell office:value-type="string">
            <text:p>raster_ortho_2008</text:p>
          </table:table-cell>
        </table:table-row>
        <table:table-row table:style-name="ro2">
          <table:table-cell table:number-columns-repeated="3"/>
          <table:table-cell office:value-type="string">
            <text:p>ortho_1998_perigny</text:p>
          </table:table-cell>
          <table:table-cell office:value-type="float" office:value="0">
            <text:p>0</text:p>
          </table:table-cell>
          <table:table-cell office:value-type="string">
            <text:p>raster_ortho_2009</text:p>
          </table:table-cell>
        </table:table-row>
        <table:table-row table:style-name="ro2">
          <table:table-cell table:number-columns-repeated="3"/>
          <table:table-cell office:value-type="string">
            <text:p>ortho_1998_puilboreau</text:p>
          </table:table-cell>
          <table:table-cell office:value-type="float" office:value="0">
            <text:p>0</text:p>
          </table:table-cell>
          <table:table-cell office:value-type="string">
            <text:p>raster_ortho_2010</text:p>
          </table:table-cell>
        </table:table-row>
        <table:table-row table:style-name="ro2">
          <table:table-cell table:number-columns-repeated="3"/>
          <table:table-cell office:value-type="string">
            <text:p>ortho_1998_salles</text:p>
          </table:table-cell>
          <table:table-cell office:value-type="float" office:value="0">
            <text:p>0</text:p>
          </table:table-cell>
          <table:table-cell office:value-type="string">
            <text:p>raster_ortho_2011</text:p>
          </table:table-cell>
        </table:table-row>
        <table:table-row table:style-name="ro2">
          <table:table-cell table:number-columns-repeated="3"/>
          <table:table-cell office:value-type="string">
            <text:p>ortho_1998_st_rogatien</text:p>
          </table:table-cell>
          <table:table-cell office:value-type="float" office:value="0">
            <text:p>0</text:p>
          </table:table-cell>
          <table:table-cell office:value-type="string">
            <text:p>raster_ortho_2012</text:p>
          </table:table-cell>
        </table:table-row>
        <table:table-row table:style-name="ro2">
          <table:table-cell table:number-columns-repeated="3"/>
          <table:table-cell office:value-type="string">
            <text:p>ortho_1998_st_vivien</text:p>
          </table:table-cell>
          <table:table-cell office:value-type="float" office:value="0">
            <text:p>0</text:p>
          </table:table-cell>
          <table:table-cell office:value-type="string">
            <text:p>raster_ortho_2013</text:p>
          </table:table-cell>
        </table:table-row>
        <table:table-row table:style-name="ro2">
          <table:table-cell table:number-columns-repeated="3"/>
          <table:table-cell office:value-type="string">
            <text:p>ortho_1998_st_xandre</text:p>
          </table:table-cell>
          <table:table-cell office:value-type="float" office:value="0">
            <text:p>0</text:p>
          </table:table-cell>
          <table:table-cell office:value-type="string">
            <text:p>raster_ortho_2014</text:p>
          </table:table-cell>
        </table:table-row>
        <table:table-row table:style-name="ro2">
          <table:table-cell table:number-columns-repeated="3"/>
          <table:table-cell office:value-type="string">
            <text:p>ortho_1998_ste_soulle</text:p>
          </table:table-cell>
          <table:table-cell office:value-type="float" office:value="0">
            <text:p>0</text:p>
          </table:table-cell>
          <table:table-cell office:value-type="string">
            <text:p>raster_ortho_2015</text:p>
          </table:table-cell>
        </table:table-row>
        <table:table-row table:style-name="ro2">
          <table:table-cell table:number-columns-repeated="3"/>
          <table:table-cell office:value-type="string">
            <text:p>ortho_1999_dpt_17</text:p>
          </table:table-cell>
          <table:table-cell office:value-type="float" office:value="0">
            <text:p>0</text:p>
          </table:table-cell>
          <table:table-cell office:value-type="string">
            <text:p>raster_ortho_1999</text:p>
          </table:table-cell>
        </table:table-row>
        <table:table-row table:style-name="ro2">
          <table:table-cell table:number-columns-repeated="3"/>
          <table:table-cell office:value-type="string">
            <text:p>ortho_2003_cda</text:p>
          </table:table-cell>
          <table:table-cell office:value-type="float" office:value="0">
            <text:p>0</text:p>
          </table:table-cell>
          <table:table-cell office:value-type="string">
            <text:p>raster_ortho_200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53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Mur bahut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ur bahut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5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Mur de soutènement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ur de soutènement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5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lôture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lôtur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lôture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lôtur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6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ortie de garage ou cour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rtie de garage ou cour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63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euil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euil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6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Portillon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6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Grille de cav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rille de cave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rille de cave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6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Marches exterieures, escalier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arches exterieures, escalier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7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ouche de ventilation</text:p>
          </table:table-cell>
          <table:table-cell table:number-columns-repeated="2" table:style-name="ce2" office:value-type="float" office:value="0">
            <text:p>0</text:p>
          </table:table-cell>
        </table:table-row>
      </table:table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72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400 kV (THT = Très Haute Tension)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25 kV (THT = Très Haute Tension)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150 kV (THT = Très Haute Tension)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90 kV (HT = Haute Tension)</text:p>
          </table:table-cell>
          <table:table-cell table:number-columns-repeated="2" table:style-name="ce2" office:value-type="float" office:value="0">
            <text:p>0</text:p>
          </table:table-cell>
        </table:table-row>
      </table:table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ortho_1998_l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ortho_2006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rtho_1999_zone_la_roch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ortho_200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rtho_2000_la_roch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ortho_200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rtho_2003_l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ortho_200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rtho_2005_l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aster_ortho_2005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7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63 kV (Haute Tension)</text:p>
          </table:table-cell>
          <table:table-cell table:number-columns-repeated="2" table:style-name="ce2" office:value-type="float" office:value="0">
            <text:p>0</text:p>
          </table:table-cell>
        </table:table-row>
      </table:table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7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tation de surpression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tation de surpression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tation de surpression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8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onduit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nduite</text:p>
          </table:table-cell>
          <table:table-cell table:style-name="ce1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nduite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nduit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nduit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nduite eau potabl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au_concess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_concessio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au_conduit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au_conduite_typ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au_fabrica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au_qualit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1" office:value-type="string">
            <text:p>numconcessionregiedu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_concessio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anchement</text:p>
          </table:table-cell>
          <table:table-cell table:style-name="ce1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ranchement</text:p>
          </table:table-cell>
          <table:table-cell table:number-columns-repeated="2" table:style-name="ce3" office:value-type="float" office:value="0">
            <text:p>0</text:p>
          </table:table-cell>
        </table:table-row>
      </table:table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94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ouche à clef hexagonal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uche à clef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uche à clef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uche à clef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uche à clef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uche à clef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uche à clef rond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vann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vanne_manœuvr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vanne_utilisation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rne incendie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rne incendie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rne incendie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poteau_incendi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oteau incendie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teau Incendi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oteau incendie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oteau incendie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rne de puisage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mpteur</text:p>
          </table:table-cell>
          <table:table-cell table:style-name="ce2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forag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reducteur_pression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ventous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au_vidang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mpteur individuel eau potable</text:p>
          </table:table-cell>
          <table:table-cell table:number-columns-repeated="2" table:style-name="ce3" office:value-type="float" office:value="0">
            <text:p>0</text:p>
          </table:table-cell>
        </table:table-row>
      </table:table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1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eau_cotation_lig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au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au_cotation_tex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au</text:p>
          </table:table-cell>
        </table:table-row>
      </table:table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2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gaz_aci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g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az_fonte_cassan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g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az_fonte_ducti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g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az_materiau_inconn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g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az_polyethyle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gdf</text:p>
          </table:table-cell>
        </table:table-row>
      </table:table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2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edf_hta_bt_poste_cli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df_hta_bt_poste_distribu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df_hta_bt_poste_nom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df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oste EDF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3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20 kV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df_hta_reseau_aerien_torsad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df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df_hta_reseau_souterain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df</text:p>
          </table:table-cell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3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orne d'alimentation - Prise électriqu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rne d'alimentation - Prise électriqu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rne d'alimentation - Prise électriqu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Armoir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pplique</text:p>
          </table:table-cell>
          <table:table-cell table:style-name="ce1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33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400 V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30 V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df_bt_reseau_aerien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df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df_bt_reseau_aerien_torsade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df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df_bt_reseau_souterrain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eseau_edf</text:p>
          </table:table-cell>
        </table:table-row>
      </table:table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dmi_fr_reg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Franc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fr_departem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Franc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fr_cant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Franc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fr_commu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France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43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Eclairage public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44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ranchement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bl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âbl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âble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ble aérien ou souterrain</text:p>
          </table:table-cell>
          <table:table-cell table:style-name="ce1" office:value-type="string">
            <text:p>AITF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able aérien ou souterrain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cable_nb_fil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cable_sec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depart_n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depart_souterrai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depart_torsad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reseau_facad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eclairage_public</text:p>
          </table:table-cell>
        </table:table-row>
      </table:table>
    </office:spreadshee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5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rmoire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rmoire</text:p>
          </table:table-cell>
          <table:table-cell table:style-name="ce2" office:value-type="string">
            <text:p>Voirie / Assainissement pluvial / Signalisation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tableau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regard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cellule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coffret_intermediaire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poteau_beton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potence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protection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orne lumineuse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point_eclairage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p_point_eclairage_type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reseau_eclairage_public</text:p>
          </table:table-cell>
        </table:table-row>
        <table:table-row table:style-name="ro2">
          <table:table-cell table:number-columns-repeated="3"/>
          <table:table-cell table:style-name="ce3" office:value-type="string">
            <text:p>Point lumineux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ource lumineuse</text:p>
          </table:table-cell>
          <table:table-cell table:style-name="ce2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ource lumineuse</text:p>
          </table:table-cell>
          <table:table-cell table:style-name="ce2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</table:table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7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ft_artere_aerien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f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t_artere_souterra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ft</text:p>
          </table:table-cell>
        </table:table-row>
      </table:table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73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hambre de manœuvr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hambre Telecom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t_chambre_regard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ft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t_point_de_concentra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eseau_ft</text:p>
          </table:table-cell>
        </table:table-row>
      </table:table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7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Fourreau en attent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ourreau en attent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7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o_categor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_fonc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_natu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_type_vidang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bassin_orag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</table:table>
    </office:spreadshee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84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RT400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ntreprise_po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ouvrage_collec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abrica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requenc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ateria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_n_n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_categor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_diamet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_dimens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_natu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uvrage de collect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_diamet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_orig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_raccordem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anchement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branchem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</table:table>
    </office:spreadshee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0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ep_regard_pluvial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_dimens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_fonct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_fournisseur_regar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_natur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_type_cadre_tamp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gard de visite</text:p>
          </table:table-cell>
          <table:table-cell table:style-name="ce1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gard de visit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gard de visit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gard de visit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gard de visite</text:p>
          </table:table-cell>
          <table:table-cell table:style-name="ce1" office:value-type="string">
            <text:p>Voirie / Assainissement pluvial / Signalisation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gard de visit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Avaloir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valoir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valoir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ouvrage_engouffreme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rill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rille Pluvial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rille Pluvial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e_designat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e_dimens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e_fournisseu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e_natur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uvrage d'engouffrement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uvrage d'engouffrement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ouvrage_fonctionnel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f_categori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f_fonct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uvrage fonctionnel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uvrage fonctionnel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puisar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_dimens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isard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uisard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station_pompag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tation de pompage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tation de pompage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tation de pompage</text:p>
          </table:table-cell>
          <table:table-cell table:style-name="ce1" office:value-type="string">
            <text:p>Eau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tation de pompag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p_sortie_foss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f_categorie_pomp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f_natur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aux_pluvial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scente de dall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scente de dalle</text:p>
          </table:table-cell>
          <table:table-cell table:style-name="ce1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scente de dalle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escente de dall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4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Feu de signalisation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dmi_dpt_17_canton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dpt_2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dpt_17_cda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dpt_25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dpt_17_commune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dpt_29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dpt_17_sd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dpt_3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angoulin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ayt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chatelaill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dompier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esnande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la_jar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lagord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lhoumea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marsilly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nieul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perigny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puilborea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saint_rogatie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saint_vivie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saint_xand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sainte_sou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dmi_cda_salle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decoupage_cda_lr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56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Emprise arrete</text:p>
          </table:table-cell>
          <table:table-cell table:style-name="ce2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5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Panneau de réglementation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anneau de réglementation</text:p>
          </table:table-cell>
          <table:table-cell table:style-name="ce1" office:value-type="string">
            <text:p>Voirie / Assainissement pluvial / Signalisation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59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Signalisation directionnelle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ignalisation directionnelle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ignalisation directionnelle</text:p>
          </table:table-cell>
          <table:table-cell table:style-name="ce2" office:value-type="string">
            <text:p>Voirie / Assainissement pluvial / Signalisation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62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Balise</text:p>
          </table:table-cell>
          <table:table-cell table:style-name="ce3" office:value-type="string">
            <text:p>AITF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lise</text:p>
          </table:table-cell>
          <table:table-cell table:style-name="ce3" office:value-type="string">
            <text:p>AITF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hicanes - balisettes</text:p>
          </table:table-cell>
          <table:table-cell table:style-name="ce3" office:value-type="string">
            <text:p>Voirie</text:p>
          </table:table-cell>
          <table:table-cell table:style-name="ce4" office:value-type="float" office:value="0">
            <text:p>0</text:p>
          </table:table-cell>
        </table:table-row>
      </table:table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6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Marquage au sol</text:p>
          </table:table-cell>
          <table:table-cell table:style-name="ce1" office:value-type="string">
            <text:p>Aménagement Espace Public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arquage au sol</text:p>
          </table:table-cell>
          <table:table-cell table:style-name="ce1" office:value-type="string">
            <text:p>Eclairage Public / Signalisation tricolore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arquage au sol</text:p>
          </table:table-cell>
          <table:table-cell table:style-name="ce1" office:value-type="string">
            <text:p>Voirie / Assainissement pluvial / Signalisation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arquage au sol</text:p>
          </table:table-cell>
          <table:table-cell table:style-name="ce1" office:value-type="string">
            <text:p>Stationnement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axiale ou de délimitation des voies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axiale sur chaussée à 4 voies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axiales ou de délimitation de voie en agglomération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axiales ou de délimitation de voie en rase campagne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'annonce d'une ligne continue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dissuasion en remplacement d'une ligne continue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a ligne mixte est constituée par une ligne continue doublée par une ligne discontinue de type T1 ou T3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'entrée et de sortie des voies pour véhicules lents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délimitation des voies de décélération, d'insertion ou d'entrecroisement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rive de chaussée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délimitation dans certains cas d'un couloir réservé aux autobus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délimitation dans certians cas de bandes cyclables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délimitation de voies pour véhicules lents sur lesquelles il n'y a pas d'interdiction de dépasser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e rive aux approches de certains carrefours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Ligne délimitant une bande d'arret d'urgence, ligne de rive sur autoroute</text:p>
          </table:table-cell>
          <table:table-cell table:number-columns-repeated="2" table:style-name="ce4" office:value-type="float" office:value="0">
            <text:p>0</text:p>
          </table:table-cell>
        </table:table-row>
      </table:table>
    </office:spreadsheet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9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Stationnement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AITF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Zone de stationnement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00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Espaces verts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spaces verts</text:p>
          </table:table-cell>
          <table:table-cell table:style-name="ce1" office:value-type="string">
            <text:p>Espaces verts / Propreté Urbain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spaces verts</text:p>
          </table:table-cell>
          <table:table-cell table:style-name="ce1" office:value-type="string">
            <text:p>Espaces verts / Propreté Urbain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spaces verts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assin d'orag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ssin d'orage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ssin d'orage</text:p>
          </table:table-cell>
          <table:table-cell table:style-name="ce1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ement de sport</text:p>
          </table:table-cell>
          <table:table-cell table:style-name="ce1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0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Haie</text:p>
          </table:table-cell>
          <table:table-cell table:number-columns-repeated="2" table:style-name="ce2" office:value-type="float" office:value="0">
            <text:p>0</text:p>
          </table:table-cell>
        </table:table-row>
      </table:table>
    </office:spreadsheet>
  </office:body>
</office:document-content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Obje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1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rbustes / Rosiers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rrosage automatiqu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c à sabl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isements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spaces verts - massifs</text:p>
          </table:table-cell>
          <table:table-cell table:style-name="ce2" office:value-type="string">
            <text:p>Espaces verts / Propreté Urbain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Espaces verts - massifs</text:p>
          </table:table-cell>
          <table:table-cell table:style-name="ce2" office:value-type="string">
            <text:p>Aménagement Espace Public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Locaux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assifs saisonniers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ataugeoire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Pelouses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ls minéraux (stabilisés ou minéral)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ls minéraux (Synthétique ou gazon synthétique)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égétation</text:p>
          </table:table-cell>
          <table:table-cell table:style-name="ce2" office:value-type="string">
            <text:p>Eclairage Public / Signalisation tricolore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égétation</text:p>
          </table:table-cell>
          <table:table-cell table:style-name="ce2" office:value-type="string">
            <text:p>Voirie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bjet" style:display-name="Normal_Obj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2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Hai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aie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 table:number-rows-repeated="60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3"/>
          <table:table-cell office:value-type="string">
            <text:p>ay_topo_arbr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bati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bois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courbe_niveau_p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courbe_niveau_s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cultur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foss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frich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haies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hydrographi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limite_separativ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nivellement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parking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piscin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sncf_axe_voi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talus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terrain_sport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ay_topo_voirie</text:p>
          </table:table-cell>
          <table:table-cell office:value-type="float" office:value="0">
            <text:p>0</text:p>
          </table:table-cell>
          <table:table-cell office:value-type="string">
            <text:p>aytre</text:p>
          </table:table-cell>
        </table:table-row>
        <table:table-row table:style-name="ro2">
          <table:table-cell table:number-columns-repeated="3"/>
          <table:table-cell office:value-type="string">
            <text:p>lg_topo_arbr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bati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bois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cimetier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courbe_niveau_p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courbe_niveau_s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cultur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foss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frich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haies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hydrographi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limite_separativ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nivellement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parking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piscin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talus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terrain_sport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toponymi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g_topo_voirie</text:p>
          </table:table-cell>
          <table:table-cell office:value-type="float" office:value="0">
            <text:p>0</text:p>
          </table:table-cell>
          <table:table-cell office:value-type="string">
            <text:p>lagord</text:p>
          </table:table-cell>
        </table:table-row>
        <table:table-row table:style-name="ro2">
          <table:table-cell table:number-columns-repeated="3"/>
          <table:table-cell office:value-type="string">
            <text:p>lh_topo_arbr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bati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bois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courbe_niveau_p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courbe_niveau_s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cultur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foss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friches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haies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hydrographi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limite_separativ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nivellement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parking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piscin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talus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terrain_sport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toponymi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lh_topo_voirie</text:p>
          </table:table-cell>
          <table:table-cell office:value-type="float" office:value="0">
            <text:p>0</text:p>
          </table:table-cell>
          <table:table-cell office:value-type="string">
            <text:p>lhoumeau</text:p>
          </table:table-cell>
        </table:table-row>
        <table:table-row table:style-name="ro2">
          <table:table-cell table:number-columns-repeated="3"/>
          <table:table-cell office:value-type="string">
            <text:p>pe_topo_arbr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bati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bois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cimetier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courbe_niveau_p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courbe_niveau_s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cultur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foss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frich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haies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hydrographi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limite_separativ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nivellement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parking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piscin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scnf_axe_voi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talus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terrain_sport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e_topo_voirie</text:p>
          </table:table-cell>
          <table:table-cell office:value-type="float" office:value="0">
            <text:p>0</text:p>
          </table:table-cell>
          <table:table-cell office:value-type="string">
            <text:p>perigny</text:p>
          </table:table-cell>
        </table:table-row>
        <table:table-row table:style-name="ro2">
          <table:table-cell table:number-columns-repeated="3"/>
          <table:table-cell office:value-type="string">
            <text:p>pu_topo_arbr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bati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bois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courbe_niveau_p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courbe_niveau_s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cultur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foss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frich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haies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hydrographi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limite_separativ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nivellement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parking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piscin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talus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terrain_sport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  <table:table-row table:style-name="ro2">
          <table:table-cell table:number-columns-repeated="3"/>
          <table:table-cell office:value-type="string">
            <text:p>pu_topo_voirie</text:p>
          </table:table-cell>
          <table:table-cell office:value-type="float" office:value="0">
            <text:p>0</text:p>
          </table:table-cell>
          <table:table-cell office:value-type="string">
            <text:p>puilboreau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27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rbre isolé</text:p>
          </table:table-cell>
          <table:table-cell table:style-name="ce1" office:value-type="string">
            <text:p>Espaces verts / Propreté Urbain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rbre isolé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rbre isolé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uche d'arrosage</text:p>
          </table:table-cell>
          <table:table-cell table:style-name="ce1" office:value-type="string">
            <text:p>Espaces verts / Propreté Urbain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uche d'arrosage</text:p>
          </table:table-cell>
          <table:table-cell table:style-name="ce1" office:value-type="string">
            <text:p>Eau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uche d'arrosag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ouche d'arrosag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34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Plage</text:p>
          </table:table-cell>
          <table:table-cell table:style-name="ce1" office:value-type="string">
            <text:p>AITF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alus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alus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alus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38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Stationnement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Stationnement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Stationnement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orodateur</text:p>
          </table:table-cell>
          <table:table-cell table:style-name="ce1" office:value-type="string">
            <text:p>Stationnement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4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orbeille</text:p>
          </table:table-cell>
          <table:table-cell table:style-name="ce1" office:value-type="string">
            <text:p>Voiri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rbeille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rbeille</text:p>
          </table:table-cell>
          <table:table-cell table:style-name="ce1" office:value-type="string">
            <text:p>Aménagement Espace Public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rbeille</text:p>
          </table:table-cell>
          <table:table-cell table:style-name="ce1" office:value-type="string">
            <text:p>Espaces verts / Propreté Urbain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rbeille</text:p>
          </table:table-cell>
          <table:table-cell table:style-name="ce1" office:value-type="string">
            <text:p>Eclairage Public / Signalisation tricolore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orbeille_decaux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mobilier_urbain_proprete_urbain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mu_corbei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mobilier_urbain_proprete_urbaine</text:p>
          </table:table-cell>
        </table:table-row>
      </table:table>
    </office:spreadshee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51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topo_arb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bati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bati_diver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boi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cimetie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courbe_niveau_p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courbe_niveau_p_tex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courbe_niveau_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courbe_niveau_s_tex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cultu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fos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frich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habillage_ocea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hydrograph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limite_separativ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nivellem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nivellement_tx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parking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pisc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sncf_axe_vo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talu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terrain_spor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toponym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topo_voir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orthoplan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0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bje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alti_ligne_is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lti_point_co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cloch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construction_lege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construction_specia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industriel_ou_agrico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limite_toi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monumen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monument_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point_de_v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quelcon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religieux_catholi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religieux_musulma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religieux_reform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remarquab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remarquable_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ru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salle_de_sport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ser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sil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tribu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vestige_militai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atiment_vestige_militaire_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cimetie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lec_lig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lec_porti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lec_pylo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lec_transformateu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nceinte_commercia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nceinte_industrie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enceinte_publi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piste_aerodrom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protecti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equip_terrain_spor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eoroute_parking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eoroute_rou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eoroute_route_troncon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balise_mar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barrag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bassi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château_ea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eclu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feu_mari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marais_salant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pha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ponton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quai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reservoi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amenagement_station_pompag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lais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canal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cours_ea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cours_eau_temporai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point_eau_sort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point_eau_stockag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surface_canal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surface_cours_eau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reseau_surface_hydrographi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_zone_marin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boi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broussaill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fond_de_cuvet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gravier_et_gale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ha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leve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ligne_descriptiv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limite_permanent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rangee_arb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rocher_hydrographi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sable_et_vas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sable_sec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talus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vegetation_aquatiq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occ_sol_verger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seau_ferre_gar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  <table:table-row table:style-name="ro2">
          <table:table-cell table:number-columns-repeated="3"/>
          <table:table-cell table:style-name="ce1" office:value-type="string">
            <text:p>reseau_ferre_troncon_voi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pographie_bd_ign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21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